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Heading_20_1">
      <style:paragraph-properties fo:text-align="center" style:justify-single-word="false"/>
      <style:text-properties officeooo:rsid="0013bf6b" officeooo:paragraph-rsid="0013bf6b"/>
    </style:style>
    <style:style style:name="P8" style:family="paragraph" style:parent-style-name="Heading_20_1">
      <style:paragraph-properties fo:break-before="page"/>
    </style:style>
    <style:style style:name="P9" style:family="paragraph" style:parent-style-name="Preformatted_20_Text">
      <style:paragraph-properties fo:margin-top="0cm" fo:margin-bottom="0.499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utoriais e Exemplos do CakePHP 3</text:h>
      <text:h text:style-name="Heading_20_1" text:outline-level="1">Content Management Tutorial</text:h>
      <text:section text:style-name="Sect1" text:name="content-management-tutorial">
        <text:p text:style-name="Text_20_body">This tutorial will walk you through the creation of a simple application. To start with, we’ll be installing CakePHP, creating our database, and building simple article management.</text:p>
        <text:p text:style-name="Text_20_body">Here’s what you’ll need:</text:p>
        <text:list xml:id="list8268772304934742846" text:style-name="L1">
          <text:list-item>
            <text:p text:style-name="P4">A database server. We’re going to be using MySQL server in this tutorial. You’ll need to know enough about SQL in order to create a database, and run SQL snippets from the tutorial. CakePHP will handle building all the queries your application needs. Since we’re using MySQL, also make sure that you have <text:span text:style-name="Source_20_Text">pdo_mysql</text:span> enabled in PHP. </text:p>
          </text:list-item>
          <text:list-item>
            <text:p text:style-name="P1">Basic PHP knowledge. </text:p>
          </text:list-item>
        </text:list>
        <text:p text:style-name="Text_20_body">Before starting you should make sure that you have got an up to date PHP version:</text:p>
        <text:p text:style-name="P9">php -v</text:p>
        <text:p text:style-name="Text_20_body">You should at least have got installed PHP 5.6.0 (CLI) or higher. Your webserver’s PHP version must also be of 5.6.0 or higher, and should be the same version your command line interface (CLI) PHP is.</text:p>
        <text:section text:style-name="Sect1" text:name="getting-cakephp">
          <text:h text:style-name="Heading_20_2" text:outline-level="2">Getting CakePHP</text:h>
          <text:p text:style-name="Text_20_body">The easiest way to install CakePHP is to use Composer. Composer is a simple way of installing CakePHP from your terminal or command line prompt. First, you’ll need to download and install Composer if you haven’t done so already. If you have cURL installed, it’s as easy as running the following:</text:p>
          <text:p text:style-name="P9">curl -s https://getcomposer.org/installer | php</text:p>
          <text:p text:style-name="Text_20_body">Or, you can download <text:span text:style-name="Source_20_Text">composer.phar</text:span> from the <text:a xlink:type="simple" xlink:href="https://getcomposer.org/download/" text:style-name="Internet_20_link" text:visited-style-name="Visited_20_Internet_20_Link">Composer website</text:a>.</text:p>
          <text:p text:style-name="Text_20_body">Then simply type the following line in your terminal from your installation directory to install the CakePHP application skeleton in the <text:span text:style-name="Strong_20_Emphasis">cms</text:span> directory of the current working directory:</text:p>
          <text:p text:style-name="P9">php composer.phar create-project --prefer-dist cakephp/app cms</text:p>
          <text:p text:style-name="Text_20_body">If you downloaded and ran the <text:a xlink:type="simple" xlink:href="https://getcomposer.org/Composer-Setup.exe" text:style-name="Internet_20_link" text:visited-style-name="Visited_20_Internet_20_Link">Composer Windows Installer</text:a>, then type the following line in your terminal from your installation directory (ie. C:\wamp\www\dev\cakephp3):</text:p>
          <text:p text:style-name="P9">composer self-update &amp;&amp; composer create-project --prefer-dist cakephp/app cms</text:p>
          <text:p text:style-name="Text_20_body">The advantage to using Composer is that it will automatically complete some important set up tasks, such as setting the correct file permissions and creating your <text:span text:style-name="Strong_20_Emphasis">config/app.php</text:span> file for you.</text:p>
          <text:p text:style-name="Text_20_body"><text:soft-page-break/>There are other ways to install CakePHP. If you cannot or don’t want to use Composer, check out the <text:a xlink:type="simple" xlink:href="https://book.cakephp.org/3.0/en/installation.html" text:style-name="Internet_20_link" text:visited-style-name="Visited_20_Internet_20_Link">Installation</text:a> section.</text:p>
          <text:p text:style-name="Text_20_body">Regardless of how you downloaded and installed CakePHP, once your set up is completed, your directory setup should look something like the following:</text:p>
          <text:p text:style-name="Preformatted_20_Text">/cms</text:p>
          <text:p text:style-name="Preformatted_20_Text"><text:s text:c="2"/>/bin</text:p>
          <text:p text:style-name="Preformatted_20_Text"><text:s text:c="2"/>/config</text:p>
          <text:p text:style-name="Preformatted_20_Text"><text:s text:c="2"/>/logs</text:p>
          <text:p text:style-name="Preformatted_20_Text"><text:s text:c="2"/>/plugins</text:p>
          <text:p text:style-name="Preformatted_20_Text"><text:s text:c="2"/>/src</text:p>
          <text:p text:style-name="Preformatted_20_Text"><text:s text:c="2"/>/tests</text:p>
          <text:p text:style-name="Preformatted_20_Text"><text:s text:c="2"/>/tmp</text:p>
          <text:p text:style-name="Preformatted_20_Text"><text:s text:c="2"/>/vendor</text:p>
          <text:p text:style-name="Preformatted_20_Text"><text:s text:c="2"/>/webroot</text:p>
          <text:p text:style-name="Preformatted_20_Text"><text:s text:c="2"/>.editorconfig</text:p>
          <text:p text:style-name="Preformatted_20_Text"><text:s text:c="2"/>.gitignore</text:p>
          <text:p text:style-name="Preformatted_20_Text"><text:s text:c="2"/>.htaccess</text:p>
          <text:p text:style-name="Preformatted_20_Text"><text:s text:c="2"/>.travis.yml</text:p>
          <text:p text:style-name="Preformatted_20_Text"><text:s text:c="2"/>composer.json</text:p>
          <text:p text:style-name="Preformatted_20_Text"><text:s text:c="2"/>index.php</text:p>
          <text:p text:style-name="Preformatted_20_Text"><text:s text:c="2"/>phpunit.xml.dist</text:p>
          <text:p text:style-name="P9"><text:s text:c="2"/>README.md</text:p>
          <text:p text:style-name="Text_20_body">Now might be a good time to learn a bit about how CakePHP’s directory structure works: check out the <text:a xlink:type="simple" xlink:href="https://book.cakephp.org/3.0/en/intro/cakephp-folder-structure.html" text:style-name="Internet_20_link" text:visited-style-name="Visited_20_Internet_20_Link">CakePHP Folder Structure</text:a> section.</text:p>
          <text:p text:style-name="Text_20_body">If you get lost during this tutorial, you can see the finished result <text:a xlink:type="simple" xlink:href="https://github.com/cakephp/cms-tutorial" text:style-name="Internet_20_link" text:visited-style-name="Visited_20_Internet_20_Link">on GitHub</text:a>.</text:p>
        </text:section>
        <text:section text:style-name="Sect1" text:name="checking-our-installation">
          <text:h text:style-name="Heading_20_2" text:outline-level="2">Checking our Installation</text:h>
          <text:p text:style-name="Text_20_body">We can quickly check that our installation is correct, by checking the default home page. Before you can do that, you’ll need to start the development server:</text:p>
          <text:p text:style-name="Preformatted_20_Text">cd /path/to/our/app</text:p>
          <text:p text:style-name="Preformatted_20_Text"/>
          <text:p text:style-name="P9">bin/cake server</text:p>
          <text:p text:style-name="Text_20_body">For Windows, the command needs to be <text:span text:style-name="Source_20_Text">bin\cake server</text:span> (note the backslash).</text:p>
          <text:p text:style-name="Text_20_body">This will start PHP’s built-in webserver on port 8765. Open up <text:span text:style-name="Strong_20_Emphasis">http://localhost:8765</text:span> in your web browser to see the welcome page. All the bullet points should be green chef hats other than CakePHP being able to connect to your database. If not, you may need to install additional PHP extensions, or set directory permissions.</text:p>
          <text:p text:style-name="Text_20_body">Next, we will build our <text:a xlink:type="simple" xlink:href="https://book.cakephp.org/3.0/en/tutorials-and-examples/cms/database.html" text:style-name="Internet_20_link" text:visited-style-name="Visited_20_Internet_20_Link">Database and create our first model</text:a>.</text:p>
        </text:section>
      </text:section>
      <text:p text:style-name="Standard"/>
      <text:p text:style-name="Standard"/>
      <text:h text:style-name="P8" text:outline-level="1">Creating the Database</text:h>
      <text:p text:style-name="Text_20_body">Now that we have CakePHP installed, let’s set up the database for our application. If you haven’t already done so, create an empty database for use in this tutorial, with a name of your choice, e.g. <text:span text:style-name="Source_20_Text">cake_cms</text:span>. You can execute the following SQL to create the necessary tables:</text:p>
      <text:p text:style-name="Preformatted_20_Text">USE cake_cms;</text:p>
      <text:p text:style-name="Preformatted_20_Text"/>
      <text:p text:style-name="Preformatted_20_Text">CREATE TABLE users (</text:p>
      <text:p text:style-name="Preformatted_20_Text"><text:s text:c="4"/>id INT AUTO_INCREMENT PRIMARY KEY,</text:p>
      <text:p text:style-name="Preformatted_20_Text"><text:s text:c="4"/>email VARCHAR(255) NOT NULL,</text:p>
      <text:p text:style-name="Preformatted_20_Text"><text:s text:c="4"/>password VARCHAR(255) NOT NULL,</text:p>
      <text:p text:style-name="Preformatted_20_Text"><text:s text:c="4"/>created DATETIME,</text:p>
      <text:p text:style-name="Preformatted_20_Text"><text:s text:c="4"/>modified DATETIME</text:p>
      <text:p text:style-name="Preformatted_20_Text">);</text:p>
      <text:p text:style-name="Preformatted_20_Text"/>
      <text:p text:style-name="Preformatted_20_Text">CREATE TABLE articles (</text:p>
      <text:p text:style-name="Preformatted_20_Text"><text:s text:c="4"/>id INT AUTO_INCREMENT PRIMARY KEY,</text:p>
      <text:p text:style-name="Preformatted_20_Text"><text:s text:c="4"/>user_id INT NOT NULL,</text:p>
      <text:p text:style-name="Preformatted_20_Text"><text:s text:c="4"/>title VARCHAR(255) NOT NULL,</text:p>
      <text:p text:style-name="Preformatted_20_Text"><text:s text:c="4"/>slug VARCHAR(191) NOT NULL,</text:p>
      <text:p text:style-name="Preformatted_20_Text"><text:s text:c="4"/>body TEXT,</text:p>
      <text:p text:style-name="Preformatted_20_Text"><text:s text:c="4"/>published BOOLEAN DEFAULT FALSE,</text:p>
      <text:p text:style-name="Preformatted_20_Text"><text:s text:c="4"/>created DATETIME,</text:p>
      <text:p text:style-name="Preformatted_20_Text"><text:s text:c="4"/>modified DATETIME,</text:p>
      <text:p text:style-name="Preformatted_20_Text"><text:s text:c="4"/>UNIQUE KEY (slug),</text:p>
      <text:p text:style-name="Preformatted_20_Text"><text:s text:c="4"/>FOREIGN KEY user_key (user_id) REFERENCES users(id)</text:p>
      <text:p text:style-name="Preformatted_20_Text">) CHARSET=utf8mb4;</text:p>
      <text:p text:style-name="Preformatted_20_Text"/>
      <text:p text:style-name="Preformatted_20_Text">CREATE TABLE tags (</text:p>
      <text:p text:style-name="Preformatted_20_Text"><text:s text:c="4"/>id INT AUTO_INCREMENT PRIMARY KEY,</text:p>
      <text:p text:style-name="Preformatted_20_Text"><text:s text:c="4"/>title VARCHAR(191),</text:p>
      <text:p text:style-name="Preformatted_20_Text"><text:s text:c="4"/>created DATETIME,</text:p>
      <text:p text:style-name="Preformatted_20_Text"><text:s text:c="4"/>modified DATETIME,</text:p>
      <text:p text:style-name="Preformatted_20_Text"><text:s text:c="4"/>UNIQUE KEY (title)</text:p>
      <text:p text:style-name="Preformatted_20_Text">) CHARSET=utf8mb4;</text:p>
      <text:p text:style-name="Preformatted_20_Text"/>
      <text:p text:style-name="Preformatted_20_Text">CREATE TABLE articles_tags (</text:p>
      <text:p text:style-name="Preformatted_20_Text"><text:s text:c="4"/>article_id INT NOT NULL,</text:p>
      <text:p text:style-name="Preformatted_20_Text"><text:s text:c="4"/>tag_id INT NOT NULL,</text:p>
      <text:p text:style-name="Preformatted_20_Text"><text:s text:c="4"/>PRIMARY KEY (article_id, tag_id),</text:p>
      <text:p text:style-name="Preformatted_20_Text"><text:s text:c="4"/>FOREIGN KEY tag_key(tag_id) REFERENCES tags(id),</text:p>
      <text:p text:style-name="Preformatted_20_Text"><text:s text:c="4"/>FOREIGN KEY article_key(article_id) REFERENCES articles(id)</text:p>
      <text:p text:style-name="Preformatted_20_Text">);</text:p>
      <text:p text:style-name="Preformatted_20_Text"/>
      <text:p text:style-name="Preformatted_20_Text">INSERT INTO users (email, password, created, modified)</text:p>
      <text:p text:style-name="Preformatted_20_Text">VALUES</text:p>
      <text:p text:style-name="Preformatted_20_Text">('cakephp@example.com', 'sekret', NOW(), NOW());</text:p>
      <text:p text:style-name="Preformatted_20_Text"/>
      <text:p text:style-name="Preformatted_20_Text">INSERT INTO articles (user_id, title, slug, body, published, created, modified)</text:p>
      <text:p text:style-name="Preformatted_20_Text">VALUES</text:p>
      <text:p text:style-name="P9">(1, 'First Post', 'first-post', 'This is the first post.', 1, now(), now());</text:p>
      <text:p text:style-name="Text_20_body">You may have noticed that the <text:span text:style-name="Source_20_Text">articles_tags</text:span> table used a composite primary key. CakePHP supports composite primary keys almost everywhere allowing you to have simpler schemas that don’t require additional <text:span text:style-name="Source_20_Text">id</text:span> columns.</text:p>
      <text:p text:style-name="Text_20_body"><text:soft-page-break/>The table and column names we used were not arbitrary. By using CakePHP’s <text:a xlink:type="simple" xlink:href="https://book.cakephp.org/3.0/en/intro/conventions.html" text:style-name="Internet_20_link" text:visited-style-name="Visited_20_Internet_20_Link">naming conventions</text:a>, we can leverage CakePHP more effectively and avoid needing to configure the framework. While CakePHP is flexible enough to accommodate almost any database schema, adhering to the conventions will save you time as you can leverage the convention based defaults CakePHP provides.</text:p>
      <text:section text:style-name="Sect1" text:name="database-configuration">
        <text:h text:style-name="Heading_20_2" text:outline-level="2">Database Configuration</text:h>
        <text:p text:style-name="Text_20_body">Next, let’s tell CakePHP where our database is and how to connect to it. Replace the values in the <text:span text:style-name="Source_20_Text">Datasources.default</text:span> array in your <text:span text:style-name="Strong_20_Emphasis">config/app.php</text:span> file with those that apply to your setup. A sample completed configuration array might look something like the following:</text:p>
        <text:p text:style-name="Preformatted_20_Text">&lt;?php</text:p>
        <text:p text:style-name="Preformatted_20_Text">return [</text:p>
        <text:p text:style-name="Preformatted_20_Text"><text:s text:c="4"/>// More configuration above.</text:p>
        <text:p text:style-name="Preformatted_20_Text"><text:s text:c="4"/>'Datasources' =&gt; [</text:p>
        <text:p text:style-name="Preformatted_20_Text"><text:s text:c="8"/>'default' =&gt; [</text:p>
        <text:p text:style-name="Preformatted_20_Text"><text:s text:c="12"/>'className' =&gt; 'Cake\Database\Connection',</text:p>
        <text:p text:style-name="Preformatted_20_Text"><text:s text:c="12"/>'driver' =&gt; 'Cake\Database\Driver\Mysql',</text:p>
        <text:p text:style-name="Preformatted_20_Text"><text:s text:c="12"/>'persistent' =&gt; false,</text:p>
        <text:p text:style-name="Preformatted_20_Text"><text:s text:c="12"/>'host' =&gt; 'localhost',</text:p>
        <text:p text:style-name="Preformatted_20_Text"><text:s text:c="12"/>'username' =&gt; 'cakephp',</text:p>
        <text:p text:style-name="Preformatted_20_Text"><text:s text:c="12"/>'password' =&gt; 'AngelF00dC4k3~',</text:p>
        <text:p text:style-name="Preformatted_20_Text"><text:s text:c="12"/>'database' =&gt; 'cake_cms',</text:p>
        <text:p text:style-name="Preformatted_20_Text"><text:s text:c="12"/>'encoding' =&gt; 'utf8mb4',</text:p>
        <text:p text:style-name="Preformatted_20_Text"><text:s text:c="12"/>'timezone' =&gt; 'UTC',</text:p>
        <text:p text:style-name="Preformatted_20_Text"><text:s text:c="12"/>'cacheMetadata' =&gt; true,</text:p>
        <text:p text:style-name="Preformatted_20_Text"><text:s text:c="8"/>],</text:p>
        <text:p text:style-name="Preformatted_20_Text"><text:s text:c="4"/>],</text:p>
        <text:p text:style-name="Preformatted_20_Text"><text:s text:c="4"/>// More configuration below.</text:p>
        <text:p text:style-name="P9">];</text:p>
        <text:p text:style-name="Text_20_body">Once you’ve saved your <text:span text:style-name="Strong_20_Emphasis">config/app.php</text:span> file, you should see that ‘CakePHP is able to connect to the database’ section have a green chef hat.</text:p>
        <text:p text:style-name="Text_20_body">A copy of CakePHP’s default configuration file is found in <text:span text:style-name="Strong_20_Emphasis">config/app.default.php</text:span>.</text:p>
      </text:section>
      <text:section text:style-name="Sect1" text:name="creating-our-first-model">
        <text:h text:style-name="Heading_20_2" text:outline-level="2">Creating our First Model</text:h>
        <text:p text:style-name="Text_20_body">Models are the heart of a CakePHP applications. They enable us to read and modify our data. They allow us to build relations between our data, validate data, and apply application rules. Models build the foundations necessary to build our controller actions and templates.</text:p>
        <text:p text:style-name="Text_20_body">CakePHP’s models are composed of <text:span text:style-name="Source_20_Text">Table</text:span> and <text:span text:style-name="Source_20_Text">Entity</text:span> objects. <text:span text:style-name="Source_20_Text">Table</text:span> objects provide access to the collection of entities stored in a specific table. They are stored in <text:span text:style-name="Strong_20_Emphasis">src/Model/Table</text:span>. The file we’ll be creating will be saved to <text:span text:style-name="Strong_20_Emphasis">src/Model/Table/ArticlesTable.php</text:span>. The completed file should look like this:</text:p>
        <text:p text:style-name="Preformatted_20_Text">&lt;?php</text:p>
        <text:p text:style-name="Preformatted_20_Text">// src/Model/Table/ArticlesTable.php</text:p>
        <text:p text:style-name="Preformatted_20_Text">namespace App\Model\Table;</text:p>
        <text:p text:style-name="Preformatted_20_Text"/>
        <text:p text:style-name="Preformatted_20_Text"><text:soft-page-break/>use Cake\ORM\Table;</text:p>
        <text:p text:style-name="Preformatted_20_Text"/>
        <text:p text:style-name="Preformatted_20_Text">class Articl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addBehavior('Timestamp');</text:p>
        <text:p text:style-name="Preformatted_20_Text"><text:s text:c="4"/>}</text:p>
        <text:p text:style-name="P9">}</text:p>
        <text:p text:style-name="Text_20_body">We’ve attached the <text:a xlink:type="simple" xlink:href="https://book.cakephp.org/3.0/en/orm/behaviors/timestamp.html" text:style-name="Internet_20_link" text:visited-style-name="Visited_20_Internet_20_Link">Timestamp</text:a> behavior which will automatically populate the <text:span text:style-name="Source_20_Text">created</text:span> and <text:span text:style-name="Source_20_Text">modified</text:span> columns of our table. By naming our Table object <text:span text:style-name="Source_20_Text">ArticlesTable</text:span>, CakePHP can use naming conventions to know that our model uses the <text:span text:style-name="Source_20_Text">articles</text:span> table. CakePHP also uses conventions to know that the <text:span text:style-name="Source_20_Text">id</text:span> column is our table’s primary key.</text:p>
        <text:p text:style-name="Text_20_body">CakePHP will dynamically create a model object for you if it cannot find a corresponding file in <text:span text:style-name="Strong_20_Emphasis">src/Model/Table</text:span>. This also means that if you accidentally name your file wrong (i.e. articlestable.php or ArticleTable.php), CakePHP will not recognize any of your settings and will use the generated model instead.</text:p>
        <text:p text:style-name="Text_20_body">We’ll also create an Entity class for our Articles. Entities represent a single record in the database, and provide row level behavior for our data. Our entity will be saved to <text:span text:style-name="Strong_20_Emphasis">src/Model/Entity/Article.php</text:span>. The completed file should look like this:</text:p>
        <text:p text:style-name="Preformatted_20_Text">&lt;?php</text:p>
        <text:p text:style-name="Preformatted_20_Text">// src/Model/Entity/Article.php</text:p>
        <text:p text:style-name="Preformatted_20_Text">namespace App\Model\Entity;</text:p>
        <text:p text:style-name="Preformatted_20_Text"/>
        <text:p text:style-name="Preformatted_20_Text">use Cake\ORM\Entity;</text:p>
        <text:p text:style-name="Preformatted_20_Text"/>
        <text:p text:style-name="Preformatted_20_Text">class Article extends Entity</text:p>
        <text:p text:style-name="Preformatted_20_Text">{</text:p>
        <text:p text:style-name="Preformatted_20_Text"><text:s text:c="4"/>protected $_accessible = [</text:p>
        <text:p text:style-name="Preformatted_20_Text"><text:s text:c="8"/>'*' =&gt; true,</text:p>
        <text:p text:style-name="Preformatted_20_Text"><text:s text:c="8"/>'id' =&gt; false,</text:p>
        <text:p text:style-name="Preformatted_20_Text"><text:s text:c="8"/>'slug' =&gt; false,</text:p>
        <text:p text:style-name="Preformatted_20_Text"><text:s text:c="4"/>];</text:p>
        <text:p text:style-name="P9">}</text:p>
        <text:p text:style-name="Text_20_body">Our entity is quite slim right now, and we’ve only setup the <text:span text:style-name="Source_20_Text">_accessible</text:span> property which controls how properties can be modified by <text:a xlink:type="simple" xlink:href="https://book.cakephp.org/3.0/en/orm/entities.html#entities-mass-assignment" text:style-name="Internet_20_link" text:visited-style-name="Visited_20_Internet_20_Link">Mass Assignment</text:a>.</text:p>
        <text:p text:style-name="Text_20_body">We can’t do much with our models right now, so next we’ll create our first <text:a xlink:type="simple" xlink:href="https://book.cakephp.org/3.0/en/tutorials-and-examples/cms/articles-controller.html" text:style-name="Internet_20_link" text:visited-style-name="Visited_20_Internet_20_Link">Controller and Template</text:a> to allow us to interact with our model.</text:p>
      </text:section>
      <text:p text:style-name="Standard"/>
      <text:h text:style-name="P8" text:outline-level="1">Creating the Articles Controller</text:h>
      <text:p text:style-name="Text_20_body">With our model created, we need a controller for our articles. Controllers in CakePHP handle HTTP requests and execute business logic contained in model methods, to prepare the response. We’ll place this new controller in a file called <text:span text:style-name="Strong_20_Emphasis">ArticlesController.php</text:span> inside the <text:span text:style-name="Strong_20_Emphasis">src/Controller</text:span> directory. Here’s what the basic controller should look like:</text:p>
      <text:p text:style-name="Preformatted_20_Text">&lt;?php</text:p>
      <text:p text:style-name="Preformatted_20_Text">// src/Controller/ArticlesController.php</text:p>
      <text:p text:style-name="Preformatted_20_Text"/>
      <text:p text:style-name="Preformatted_20_Text">namespace App\Controller;</text:p>
      <text:p text:style-name="Preformatted_20_Text"/>
      <text:p text:style-name="Preformatted_20_Text">class ArticlesController extends AppController</text:p>
      <text:p text:style-name="Preformatted_20_Text">{</text:p>
      <text:p text:style-name="P9">}</text:p>
      <text:p text:style-name="Text_20_body">Now, let’s add an action to our controller. Actions are controller methods that have routes connected to them. For example, when a user requests <text:span text:style-name="Strong_20_Emphasis">www.example.com/articles/index</text:span> (which is also the same as <text:span text:style-name="Strong_20_Emphasis">www.example.com/articles</text:span>), CakePHP will call the <text:span text:style-name="Source_20_Text">index</text:span> method of your <text:span text:style-name="Source_20_Text">ArticlesController</text:span>. This method should query the model layer, and prepare a response by rendering a Template in the View. The code for that action would look like this:</text:p>
      <text:p text:style-name="Preformatted_20_Text">&lt;?php</text:p>
      <text:p text:style-name="Preformatted_20_Text">// src/Controller/ArticlesController.php</text:p>
      <text:p text:style-name="Preformatted_20_Text"/>
      <text:p text:style-name="Preformatted_20_Text">namespace App\Controller;</text:p>
      <text:p text:style-name="Preformatted_20_Text"/>
      <text:p text:style-name="Preformatted_20_Text">class ArticlesController extends AppController</text:p>
      <text:p text:style-name="Preformatted_20_Text">{</text:p>
      <text:p text:style-name="Preformatted_20_Text"><text:s text:c="4"/>public function index()</text:p>
      <text:p text:style-name="Preformatted_20_Text"><text:s text:c="4"/>{</text:p>
      <text:p text:style-name="Preformatted_20_Text"><text:s text:c="8"/>$this-&gt;loadComponent('Paginator');</text:p>
      <text:p text:style-name="Preformatted_20_Text"><text:s text:c="8"/>$articles = $this-&gt;Paginator-&gt;paginate($this-&gt;Articles-&gt;find());</text:p>
      <text:p text:style-name="Preformatted_20_Text"><text:s text:c="8"/>$this-&gt;set(compact('articles'));</text:p>
      <text:p text:style-name="Preformatted_20_Text"><text:s text:c="4"/>}</text:p>
      <text:p text:style-name="P9">}</text:p>
      <text:p text:style-name="Text_20_body">By defining function <text:span text:style-name="Source_20_Text">index()</text:span> in our <text:span text:style-name="Source_20_Text">ArticlesController</text:span>, users can now access the logic there by requesting <text:span text:style-name="Strong_20_Emphasis">www.example.com/articles/index</text:span>. Similarly, if we were to define a function called <text:span text:style-name="Source_20_Text">foobar()</text:span>, users would be able to access that at <text:span text:style-name="Strong_20_Emphasis">www.example.com/articles/foobar</text:span>. You may be tempted to name your controllers and actions in a way that allows you to obtain specific URLs. Resist that temptation. Instead, follow the <text:a xlink:type="simple" xlink:href="https://book.cakephp.org/3.0/en/intro/conventions.html" text:style-name="Internet_20_link" text:visited-style-name="Visited_20_Internet_20_Link">CakePHP Conventions</text:a> creating readable, meaningful action names. You can then use <text:a xlink:type="simple" xlink:href="https://book.cakephp.org/3.0/en/development/routing.html" text:style-name="Internet_20_link" text:visited-style-name="Visited_20_Internet_20_Link">Routing</text:a> to connect the URLs you want to the actions you’ve created.</text:p>
      <text:p text:style-name="Text_20_body">Our controller action is very simple. It fetches a paginated set of articles from the database, using the Articles Model that is automatically loaded via naming conventions. It then uses <text:span text:style-name="Source_20_Text">set()</text:span> to pass the articles into the Template (which we’ll create soon). CakePHP will automatically render the template after our controller action completes.</text:p>
      <text:section text:style-name="Sect1" text:name="create-the-article-list-template">
        <text:h text:style-name="Heading_20_2" text:outline-level="2"><text:soft-page-break/>Create the Article List Template</text:h>
        <text:p text:style-name="Text_20_body">Now that we have our controller pulling data from the model, and preparing our view context, let’s create a view template for our index action.</text:p>
        <text:p text:style-name="Text_20_body">CakePHP view templates are presentation-flavored PHP code that is inserted inside the application’s layout. While we’ll be creating HTML here, Views can also generate JSON, CSV or even binary files like PDFs.</text:p>
        <text:p text:style-name="Text_20_body">A layout is presentation code that is wrapped around a view. Layout files contain common site elements like headers, footers and navigation elements. Your application can have multiple layouts, and you can switch between them, but for now, let’s just use the default layout.</text:p>
        <text:p text:style-name="Text_20_body">CakePHP’s template files are stored in <text:span text:style-name="Strong_20_Emphasis">src/Template</text:span> inside a folder named after the controller they correspond to. So we’ll have to create a folder named ‘Articles’ in this case. Add the following code to your application:</text:p>
        <text:p text:style-name="Preformatted_20_Text">&lt;!-- File: src/Template/Articles/index.ctp --&gt;</text:p>
        <text:p text:style-name="Preformatted_20_Text"/>
        <text:p text:style-name="Preformatted_20_Text">&lt;h1&gt;Articles&lt;/h1&gt;</text:p>
        <text:p text:style-name="Preformatted_20_Text">&lt;table&gt;</text:p>
        <text:p text:style-name="Preformatted_20_Text"><text:s text:c="4"/>&lt;tr&gt;</text:p>
        <text:p text:style-name="Preformatted_20_Text"><text:s text:c="8"/>&lt;th&gt;Title&lt;/th&gt;</text:p>
        <text:p text:style-name="Preformatted_20_Text"><text:s text:c="8"/>&lt;th&gt;Created&lt;/th&gt;</text:p>
        <text:p text:style-name="Preformatted_20_Text"><text:s text:c="4"/>&lt;/tr&gt;</text:p>
        <text:p text:style-name="Preformatted_20_Text"/>
        <text:p text:style-name="Preformatted_20_Text"><text:s text:c="4"/>&lt;!-- Here is where we iterate through our $articles query object, printing out article info --&gt;</text:p>
        <text:p text:style-name="Preformatted_20_Text"/>
        <text:p text:style-name="Preformatted_20_Text"><text:s text:c="4"/>&lt;?php foreach ($articles as $article): ?&gt;</text:p>
        <text:p text:style-name="Preformatted_20_Text"><text:s text:c="4"/>&lt;tr&gt;</text:p>
        <text:p text:style-name="Preformatted_20_Text"><text:s text:c="8"/>&lt;td&gt;</text:p>
        <text:p text:style-name="Preformatted_20_Text"><text:s text:c="12"/>&lt;?= $this-&gt;Html-&gt;link($article-&gt;title, ['action' =&gt; 'view', $article-&gt;slug]) ?&gt;</text:p>
        <text:p text:style-name="Preformatted_20_Text"><text:s text:c="8"/>&lt;/td&gt;</text:p>
        <text:p text:style-name="Preformatted_20_Text"><text:s text:c="8"/>&lt;td&gt;</text:p>
        <text:p text:style-name="Preformatted_20_Text"><text:s text:c="12"/>&lt;?= $article-&gt;created-&gt;format(DATE_RFC850) ?&gt;</text:p>
        <text:p text:style-name="Preformatted_20_Text"><text:s text:c="8"/>&lt;/td&gt;</text:p>
        <text:p text:style-name="Preformatted_20_Text"><text:s text:c="4"/>&lt;/tr&gt;</text:p>
        <text:p text:style-name="Preformatted_20_Text"><text:s text:c="4"/>&lt;?php endforeach; ?&gt;</text:p>
        <text:p text:style-name="P9">&lt;/table&gt;</text:p>
        <text:p text:style-name="Text_20_body">In the last section we assigned the ‘articles’ variable to the view using <text:span text:style-name="Source_20_Text">set()</text:span>. Variables passed into the view are available in the view templates as local variables which we used in the above code.</text:p>
        <text:p text:style-name="Text_20_body">You might have noticed the use of an object called <text:span text:style-name="Source_20_Text">$this-&gt;Html</text:span>. This is an instance of the CakePHP <text:a xlink:type="simple" xlink:href="https://book.cakephp.org/3.0/en/views/helpers/html.html" text:style-name="Internet_20_link" text:visited-style-name="Visited_20_Internet_20_Link">HtmlHelper</text:a>. CakePHP comes with a set of view helpers that make tasks like creating links, forms, and pagination buttons easy. You can learn more about <text:a xlink:type="simple" xlink:href="https://book.cakephp.org/3.0/en/views/helpers.html" text:style-name="Internet_20_link" text:visited-style-name="Visited_20_Internet_20_Link">Helpers</text:a> in their chapter, but what’s important to note here is that the <text:span text:style-name="Source_20_Text">link()</text:span> method will generate an HTML link with the given link text (the first parameter) and URL (the second parameter).</text:p>
        <text:p text:style-name="Text_20_body"><text:soft-page-break/>When specifying URLs in CakePHP, it is recommended that you use arrays or <text:a xlink:type="simple" xlink:href="https://book.cakephp.org/3.0/en/development/routing.html#named-routes" text:style-name="Internet_20_link" text:visited-style-name="Visited_20_Internet_20_Link">named routes</text:a>. These syntaxes allow you to leverage the reverse routing features CakePHP offers.</text:p>
        <text:p text:style-name="Text_20_body">At this point, you should be able to point your browser to <text:span text:style-name="Strong_20_Emphasis">http://localhost:8765/articles/index</text:span>. You should see your list view, correctly formatted with the title and table listing of the articles.</text:p>
      </text:section>
      <text:section text:style-name="Sect1" text:name="create-the-view-action">
        <text:h text:style-name="Heading_20_2" text:outline-level="2">Create the View Action</text:h>
        <text:p text:style-name="Text_20_body">If you were to click one of the ‘view’ links in our Articles list page, you’d see an error page saying that action hasn’t been implemented. Lets fix that now:</text:p>
        <text:p text:style-name="Preformatted_20_Text">// Add to existing src/Controller/ArticlesController.php file</text:p>
        <text:p text:style-name="Preformatted_20_Text"/>
        <text:p text:style-name="Preformatted_20_Text">public function view($slug = null)</text:p>
        <text:p text:style-name="Preformatted_20_Text">{</text:p>
        <text:p text:style-name="Preformatted_20_Text"><text:s text:c="4"/>$article = $this-&gt;Articles-&gt;findBySlug($slug)-&gt;firstOrFail();</text:p>
        <text:p text:style-name="Preformatted_20_Text"><text:s text:c="4"/>$this-&gt;set(compact('article'));</text:p>
        <text:p text:style-name="P9">}</text:p>
        <text:p text:style-name="Text_20_body">While this is a simple action, we’ve used some powerful CakePHP features. We start our action off by using <text:span text:style-name="Source_20_Text">findBySlug()</text:span> which is a <text:a xlink:type="simple" xlink:href="https://book.cakephp.org/3.0/en/orm/retrieving-data-and-resultsets.html#dynamic-finders" text:style-name="Internet_20_link" text:visited-style-name="Visited_20_Internet_20_Link">Dynamic Finder</text:a>. This method allows us to create a basic query that finds articles by a given slug. We then use <text:span text:style-name="Source_20_Text">firstOrFail()</text:span> to either fetch the first record, or throw a <text:span text:style-name="Source_20_Text">NotFoundException</text:span>.</text:p>
        <text:p text:style-name="Text_20_body">Our action takes a <text:span text:style-name="Source_20_Text">$slug</text:span> parameter, but where does that parameter come from? If a user requests <text:span text:style-name="Source_20_Text">/articles/view/first-post</text:span>, then the value ‘first-post’ is passed as <text:span text:style-name="Source_20_Text">$slug</text:span> by CakePHP’s routing and dispatching layers. If we reload our browser with our new action saved, we’d see another CakePHP error page telling us we’re missing a view template; let’s fix that.</text:p>
      </text:section>
      <text:section text:style-name="Sect1" text:name="create-the-view-template">
        <text:h text:style-name="Heading_20_2" text:outline-level="2">Create the View Template</text:h>
        <text:p text:style-name="Text_20_body">Let’s create the view for our new ‘view’ action and place it in <text:span text:style-name="Strong_20_Emphasis">src/Template/Articles/view.ctp</text:span></text:p>
        <text:p text:style-name="Preformatted_20_Text">&lt;!-- File: src/Template/Articles/view.ctp --&gt;</text:p>
        <text:p text:style-name="Preformatted_20_Text"/>
        <text:p text:style-name="Preformatted_20_Text">&lt;h1&gt;&lt;?= h($article-&gt;title) ?&gt;&lt;/h1&gt;</text:p>
        <text:p text:style-name="Preformatted_20_Text">&lt;p&gt;&lt;?= h($article-&gt;body) ?&gt;&lt;/p&gt;</text:p>
        <text:p text:style-name="Preformatted_20_Text">&lt;p&gt;&lt;small&gt;Created: &lt;?= $article-&gt;created-&gt;format(DATE_RFC850) ?&gt;&lt;/small&gt;&lt;/p&gt;</text:p>
        <text:p text:style-name="P9">&lt;p&gt;&lt;?= $this-&gt;Html-&gt;link('Edit', ['action' =&gt; 'edit', $article-&gt;slug]) ?&gt;&lt;/p&gt;</text:p>
        <text:p text:style-name="Text_20_body">You can verify that this is working by trying the links at <text:span text:style-name="Source_20_Text">/articles/index</text:span> or manually requesting an article by accessing URLs like <text:span text:style-name="Source_20_Text">/articles/view/first-post</text:span>.</text:p>
      </text:section>
      <text:section text:style-name="Sect1" text:name="adding-articles">
        <text:h text:style-name="Heading_20_2" text:outline-level="2"><text:soft-page-break/>Adding Articles</text:h>
        <text:p text:style-name="Text_20_body">With the basic read views created, we need to make it possible for new articles to be created. Start by creating an <text:span text:style-name="Source_20_Text">add()</text:span> action in the <text:span text:style-name="Source_20_Text">ArticlesController</text:span>. Our controller should now look like:</text:p>
        <text:p text:style-name="Preformatted_20_Text">// src/Controller/ArticlesController.php</text:p>
        <text:p text:style-name="Preformatted_20_Text"/>
        <text:p text:style-name="Preformatted_20_Text">namespace App\Controller;</text:p>
        <text:p text:style-name="Preformatted_20_Text"/>
        <text:p text:style-name="Preformatted_20_Text">use App\Controller\AppController;</text:p>
        <text:p text:style-name="Preformatted_20_Text"/>
        <text:p text:style-name="Preformatted_20_Text">class ArticlesController extends AppController</text:p>
        <text:p text:style-name="Preformatted_20_Text">{</text:p>
        <text:p text:style-name="Preformatted_20_Text"/>
        <text:p text:style-name="Preformatted_20_Text"><text:s text:c="4"/>public function initialize()</text:p>
        <text:p text:style-name="Preformatted_20_Text"><text:s text:c="4"/>{</text:p>
        <text:p text:style-name="Preformatted_20_Text"><text:s text:c="8"/>parent::initialize();</text:p>
        <text:p text:style-name="Preformatted_20_Text"/>
        <text:p text:style-name="Preformatted_20_Text"><text:s text:c="8"/>$this-&gt;loadComponent('Paginator');</text:p>
        <text:p text:style-name="Preformatted_20_Text"><text:s text:c="8"/>$this-&gt;loadComponent('Flash'); // Include the FlashComponent</text:p>
        <text:p text:style-name="Preformatted_20_Text"><text:s text:c="4"/>}</text:p>
        <text:p text:style-name="Preformatted_20_Text"/>
        <text:p text:style-name="Preformatted_20_Text"><text:s text:c="4"/>public function index()</text:p>
        <text:p text:style-name="Preformatted_20_Text"><text:s text:c="4"/>{</text:p>
        <text:p text:style-name="Preformatted_20_Text"><text:s text:c="8"/>$articles = $this-&gt;Paginator-&gt;paginate($this-&gt;Articles-&gt;find());</text:p>
        <text:p text:style-name="Preformatted_20_Text"><text:s text:c="8"/>$this-&gt;set(compact('articles'));</text:p>
        <text:p text:style-name="Preformatted_20_Text"><text:s text:c="4"/>}</text:p>
        <text:p text:style-name="Preformatted_20_Text"/>
        <text:p text:style-name="Preformatted_20_Text"><text:s text:c="4"/>public function view($slug)</text:p>
        <text:p text:style-name="Preformatted_20_Text"><text:s text:c="4"/>{</text:p>
        <text:p text:style-name="Preformatted_20_Text"><text:s text:c="8"/>$article = $this-&gt;Articles-&gt;findBySlug($slug)-&gt;firstOrFail();</text:p>
        <text:p text:style-name="Preformatted_20_Text"><text:s text:c="8"/>$this-&gt;set(compact('article'));</text:p>
        <text:p text:style-name="Preformatted_20_Text"><text:s text:c="4"/>}</text:p>
        <text:p text:style-name="Preformatted_20_Text"/>
        <text:p text:style-name="Preformatted_20_Text"><text:s text:c="4"/>public function add()</text:p>
        <text:p text:style-name="Preformatted_20_Text"><text:s text:c="4"/>{</text:p>
        <text:p text:style-name="Preformatted_20_Text"><text:s text:c="8"/>$article = $this-&gt;Articles-&gt;newEntity();</text:p>
        <text:p text:style-name="Preformatted_20_Text"><text:s text:c="8"/>if ($this-&gt;request-&gt;is('post')) {</text:p>
        <text:p text:style-name="Preformatted_20_Text"><text:s text:c="12"/>$article = $this-&gt;Articles-&gt;patchEntity($article, $this-&gt;request-&gt;getData());</text:p>
        <text:p text:style-name="Preformatted_20_Text"/>
        <text:p text:style-name="Preformatted_20_Text"><text:s text:c="12"/>// Hardcoding the user_id is temporary, and will be removed later</text:p>
        <text:p text:style-name="Preformatted_20_Text"><text:s text:c="12"/>// when we build authentication out.</text:p>
        <text:p text:style-name="Preformatted_20_Text"><text:s text:c="12"/>$article-&gt;user_id = 1;</text:p>
        <text:p text:style-name="Preformatted_20_Text"/>
        <text:p text:style-name="Preformatted_20_Text"><text:s text:c="12"/>if ($this-&gt;Articles-&gt;save($article)) {</text:p>
        <text:p text:style-name="Preformatted_20_Text"><text:s text:c="16"/>$this-&gt;Flash-&gt;success(__('Your article has been saved.'));</text:p>
        <text:p text:style-name="Preformatted_20_Text"><text:s text:c="16"/>return $this-&gt;redirect(['action' =&gt; 'index']);</text:p>
        <text:p text:style-name="Preformatted_20_Text"><text:s text:c="12"/>}</text:p>
        <text:p text:style-name="Preformatted_20_Text"><text:s text:c="12"/>$this-&gt;Flash-&gt;error(__('Unable to add your article.'));</text:p>
        <text:p text:style-name="Preformatted_20_Text"><text:s text:c="8"/>}</text:p>
        <text:p text:style-name="Preformatted_20_Text"><text:s text:c="8"/>$this-&gt;set('article', $article);</text:p>
        <text:p text:style-name="Preformatted_20_Text"><text:s text:c="4"/>}</text:p>
        <text:p text:style-name="P9">}</text:p>
        <text:p text:style-name="Text_20_body">You need to include the <text:a xlink:type="simple" xlink:href="https://book.cakephp.org/3.0/en/controllers/components/flash.html" text:style-name="Internet_20_link" text:visited-style-name="Visited_20_Internet_20_Link">Flash</text:a> component in any controller where you will use it. Often it makes sense to include it in your <text:span text:style-name="Source_20_Text">AppController</text:span>.</text:p>
        <text:p text:style-name="Text_20_body">Here’s what the <text:span text:style-name="Source_20_Text">add()</text:span> action does:</text:p>
        <text:list xml:id="list6784237356816731654" text:style-name="L2">
          <text:list-item>
            <text:p text:style-name="P5"><text:soft-page-break/>If the HTTP method of the request was POST, try to save the data using the Articles model. </text:p>
          </text:list-item>
          <text:list-item>
            <text:p text:style-name="P2">If for some reason it doesn’t save, just render the view. This gives us a chance to show the user validation errors or other warnings. </text:p>
          </text:list-item>
        </text:list>
        <text:p text:style-name="Text_20_body">Every CakePHP request includes a request object which is accessible using <text:span text:style-name="Source_20_Text">$this-&gt;request</text:span>. The request object contains information regarding the request that was just received. We use the <text:a xlink:type="simple" xlink:href="https://book.cakephp.org/3.0/en/controllers/request-response.html#Cake%5CHttp%5CServerRequest::is" text:style-name="Internet_20_link" text:visited-style-name="Visited_20_Internet_20_Link"><text:span text:style-name="Source_20_Text">Cake\Http\ServerRequest::is()</text:span></text:a> method to check that the request is a HTTP POST request.</text:p>
        <text:p text:style-name="Text_20_body">Our POST data is available in <text:span text:style-name="Source_20_Text">$this-&gt;request-&gt;getData()</text:span>. You can use the <text:a xlink:type="simple" xlink:href="https://book.cakephp.org/3.0/en/core-libraries/global-constants-and-functions.html#pr" text:style-name="Internet_20_link" text:visited-style-name="Visited_20_Internet_20_Link"><text:span text:style-name="Source_20_Text">pr()</text:span></text:a> or <text:a xlink:type="simple" xlink:href="https://book.cakephp.org/3.0/en/core-libraries/global-constants-and-functions.html#debug" text:style-name="Internet_20_link" text:visited-style-name="Visited_20_Internet_20_Link"><text:span text:style-name="Source_20_Text">debug()</text:span></text:a> functions to print it out if you want to see what it looks like. To save our data, we first ‘marshal’ the POST data into an Article Entity. The Entity is then persisted using the ArticlesTable we created earlier.</text:p>
        <text:p text:style-name="Text_20_body">After saving our new article we use FlashComponent’s <text:span text:style-name="Source_20_Text">success()</text:span> method to set a message into the session. The <text:span text:style-name="Source_20_Text">success</text:span> method is provided using PHP’s <text:a xlink:type="simple" xlink:href="http://php.net/manual/en/language.oop5.overloading.php#object.call" text:style-name="Internet_20_link" text:visited-style-name="Visited_20_Internet_20_Link">magic method features</text:a>. Flash messages will be displayed on the next page after redirecting. In our layout we have <text:span text:style-name="Source_20_Text">&lt;?= $this-&gt;Flash-&gt;render() ?&gt;</text:span> which displays flash messages and clears the corresponding session variable. Finally, after saving is complete, we use <text:a xlink:type="simple" xlink:href="https://book.cakephp.org/3.0/en/controllers.html#Cake%5CController%5CController::redirect" text:style-name="Internet_20_link" text:visited-style-name="Visited_20_Internet_20_Link"><text:span text:style-name="Source_20_Text">Cake\Controller\Controller::redirect</text:span></text:a> to send the user back to the articles list. The param <text:span text:style-name="Source_20_Text">['action' =&gt; 'index']</text:span> translates to URL <text:span text:style-name="Source_20_Text">/articles</text:span> i.e the index action of the <text:span text:style-name="Source_20_Text">ArticlesController</text:span>. You can refer to <text:a xlink:type="simple" xlink:href="https://book.cakephp.org/3.0/en/development/routing.html#Cake%5CRouting%5CRouter::url" text:style-name="Internet_20_link" text:visited-style-name="Visited_20_Internet_20_Link"><text:span text:style-name="Source_20_Text">Cake\Routing\Router::url()</text:span></text:a> function on the <text:a xlink:type="simple" xlink:href="https://api.cakephp.org/" text:style-name="Internet_20_link" text:visited-style-name="Visited_20_Internet_20_Link">API</text:a> to see the formats in which you can specify a URL for various CakePHP functions.</text:p>
      </text:section>
      <text:section text:style-name="Sect1" text:name="create-add-template">
        <text:h text:style-name="Heading_20_2" text:outline-level="2">Create Add Template</text:h>
        <text:p text:style-name="Text_20_body">Here’s our add view template:</text:p>
        <text:p text:style-name="Preformatted_20_Text">&lt;!-- File: src/Template/Articles/add.ctp --&gt;</text:p>
        <text:p text:style-name="Preformatted_20_Text"/>
        <text:p text:style-name="Preformatted_20_Text">&lt;h1&gt;Add Article&lt;/h1&gt;</text:p>
        <text:p text:style-name="Preformatted_20_Text">&lt;?php</text:p>
        <text:p text:style-name="Preformatted_20_Text"><text:s text:c="4"/>echo $this-&gt;Form-&gt;create($article);</text:p>
        <text:p text:style-name="Preformatted_20_Text"><text:s text:c="4"/>// Hard code the user for now.</text:p>
        <text:p text:style-name="Preformatted_20_Text"><text:s text:c="4"/>echo $this-&gt;Form-&gt;control('user_id', ['type' =&gt; 'hidden', 'value' =&gt; 1]);</text:p>
        <text:p text:style-name="Preformatted_20_Text"><text:s text:c="4"/>echo $this-&gt;Form-&gt;control('title');</text:p>
        <text:p text:style-name="Preformatted_20_Text"><text:s text:c="4"/>echo $this-&gt;Form-&gt;control('body', ['rows' =&gt; '3']);</text:p>
        <text:p text:style-name="Preformatted_20_Text"><text:s text:c="4"/>echo $this-&gt;Form-&gt;button(__('Save Article'));</text:p>
        <text:p text:style-name="Preformatted_20_Text"><text:s text:c="4"/>echo $this-&gt;Form-&gt;end();</text:p>
        <text:p text:style-name="P9">?&gt;</text:p>
        <text:p text:style-name="Text_20_body">We use the FormHelper to generate the opening tag for an HTML form. Here’s the HTML that <text:span text:style-name="Source_20_Text">$this-&gt;Form-&gt;create()</text:span> generates:</text:p>
        <text:p text:style-name="P9">&lt;form method="post" action="/articles/add"&gt;</text:p>
        <text:p text:style-name="Text_20_body">Because we called <text:span text:style-name="Source_20_Text">create()</text:span> without a URL option, <text:span text:style-name="Source_20_Text">FormHelper</text:span> assumes we want the form to submit back to the current action.</text:p>
        <text:p text:style-name="Text_20_body"><text:soft-page-break/>The <text:span text:style-name="Source_20_Text">$this-&gt;Form-&gt;control()</text:span> method is used to create form elements of the same name. The first parameter tells CakePHP which field they correspond to, and the second parameter allows you to specify a wide array of options - in this case, the number of rows for the textarea. There’s a bit of introspection and conventions used here. The <text:span text:style-name="Source_20_Text">control()</text:span> will output different form elements based on the model field specified, and use inflection to generate the label text. You can customize the label, the input or any other aspect of the form controls using options. The <text:span text:style-name="Source_20_Text">$this-&gt;Form-&gt;end()</text:span> call closes the form.</text:p>
        <text:p text:style-name="Text_20_body">Now let’s go back and update our <text:span text:style-name="Strong_20_Emphasis">src/Template/Articles/index.ctp</text:span> view to include a new “Add Article” link. Before the <text:span text:style-name="Source_20_Text">&lt;table&gt;</text:span>, add the following line:</text:p>
        <text:p text:style-name="P9">&lt;?= $this-&gt;Html-&gt;link('Add Article', ['action' =&gt; 'add']) ?&gt;</text:p>
      </text:section>
      <text:section text:style-name="Sect1" text:name="adding-simple-slug-generation">
        <text:h text:style-name="Heading_20_2" text:outline-level="2">Adding Simple Slug Generation</text:h>
        <text:p text:style-name="Text_20_body">If we were to save an Article right now, saving would fail as we are not creating a slug attribute, and the column is <text:span text:style-name="Source_20_Text">NOT NULL</text:span>. Slug values are typically a URL-safe version of an article’s title. We can use the <text:a xlink:type="simple" xlink:href="https://book.cakephp.org/3.0/en/orm/table-objects.html#table-callbacks" text:style-name="Internet_20_link" text:visited-style-name="Visited_20_Internet_20_Link">beforeSave() callback</text:a> of the ORM to populate our slug:</text:p>
        <text:p text:style-name="Preformatted_20_Text">// in src/Model/Table/ArticlesTable.php</text:p>
        <text:p text:style-name="Preformatted_20_Text">namespace App\Model\Table;</text:p>
        <text:p text:style-name="Preformatted_20_Text"/>
        <text:p text:style-name="Preformatted_20_Text">use Cake\ORM\Table;</text:p>
        <text:p text:style-name="Preformatted_20_Text">// the Text class</text:p>
        <text:p text:style-name="Preformatted_20_Text">use Cake\Utility\Text;</text:p>
        <text:p text:style-name="Preformatted_20_Text"/>
        <text:p text:style-name="Preformatted_20_Text">// Add the following method.</text:p>
        <text:p text:style-name="Preformatted_20_Text"/>
        <text:p text:style-name="Preformatted_20_Text">public function beforeSave($event, $entity, $options)</text:p>
        <text:p text:style-name="Preformatted_20_Text">{</text:p>
        <text:p text:style-name="Preformatted_20_Text"><text:s text:c="4"/>if ($entity-&gt;isNew() &amp;&amp; !$entity-&gt;slug) {</text:p>
        <text:p text:style-name="Preformatted_20_Text"><text:s text:c="8"/>$sluggedTitle = Text::slug($entity-&gt;title);</text:p>
        <text:p text:style-name="Preformatted_20_Text"><text:s text:c="8"/>// trim slug to maximum length defined in schema</text:p>
        <text:p text:style-name="Preformatted_20_Text"><text:s text:c="8"/>$entity-&gt;slug = substr($sluggedTitle, 0, 191);</text:p>
        <text:p text:style-name="Preformatted_20_Text"><text:s text:c="4"/>}</text:p>
        <text:p text:style-name="P9">}</text:p>
        <text:p text:style-name="Text_20_body">This code is simple, and doesn’t take into account duplicate slugs. But we’ll fix that later on.</text:p>
      </text:section>
      <text:section text:style-name="Sect1" text:name="add-edit-action">
        <text:h text:style-name="Heading_20_2" text:outline-level="2">Add Edit Action</text:h>
        <text:p text:style-name="Text_20_body">Our application can now save articles, but we can’t edit them. Lets rectify that now. Add the following action to your <text:span text:style-name="Source_20_Text">ArticlesController</text:span>:</text:p>
        <text:p text:style-name="Preformatted_20_Text">// in src/Controller/ArticlesController.php</text:p>
        <text:p text:style-name="Preformatted_20_Text"/>
        <text:p text:style-name="Preformatted_20_Text">// Add the following method.</text:p>
        <text:p text:style-name="Preformatted_20_Text"/>
        <text:p text:style-name="Preformatted_20_Text">public function edit($slug)</text:p>
        <text:p text:style-name="Preformatted_20_Text">{</text:p>
        <text:p text:style-name="Preformatted_20_Text"><text:s text:c="4"/>$article = $this-&gt;Articles-&gt;findBySlug($slug)-&gt;firstOrFail();</text:p>
        <text:p text:style-name="Preformatted_20_Text"><text:s text:c="4"/>if ($this-&gt;request-&gt;is(['post', 'put'])) {</text:p>
        <text:p text:style-name="Preformatted_20_Text"><text:s text:c="8"/>$this-&gt;Articles-&gt;patchEntity($article, $this-&gt;request-&gt;getData());</text:p>
        <text:p text:style-name="Preformatted_20_Text"><text:s text:c="8"/>if ($this-&gt;Articles-&gt;save($article)) {</text:p>
        <text:p text:style-name="Preformatted_20_Text"><text:soft-page-break/><text:s text:c="12"/>$this-&gt;Flash-&gt;success(__('Your article has been updated.'));</text:p>
        <text:p text:style-name="Preformatted_20_Text"><text:s text:c="12"/>return $this-&gt;redirect(['action' =&gt; 'index']);</text:p>
        <text:p text:style-name="Preformatted_20_Text"><text:s text:c="8"/>}</text:p>
        <text:p text:style-name="Preformatted_20_Text"><text:s text:c="8"/>$this-&gt;Flash-&gt;error(__('Unable to update your article.'));</text:p>
        <text:p text:style-name="Preformatted_20_Text"><text:s text:c="4"/>}</text:p>
        <text:p text:style-name="Preformatted_20_Text"/>
        <text:p text:style-name="Preformatted_20_Text"><text:s text:c="4"/>$this-&gt;set('article', $article);</text:p>
        <text:p text:style-name="P9">}</text:p>
        <text:p text:style-name="Text_20_body">This action first ensures that the user has tried to access an existing record. If they haven’t passed in an <text:span text:style-name="Source_20_Text">$slug</text:span> parameter, or the article does not exist, a <text:span text:style-name="Source_20_Text">NotFoundException</text:span> will be thrown, and the CakePHP ErrorHandler will render the appropriate error page.</text:p>
        <text:p text:style-name="Text_20_body">Next the action checks whether the request is either a POST or a PUT request. If it is, then we use the POST/PUT data to update our article entity by using the <text:span text:style-name="Source_20_Text">patchEntity()</text:span> method. Finally, we call <text:span text:style-name="Source_20_Text">save()</text:span> set the appropriate flash message and either redirect or display validation errors.</text:p>
      </text:section>
      <text:section text:style-name="Sect1" text:name="create-edit-template">
        <text:h text:style-name="Heading_20_2" text:outline-level="2">Create Edit Template</text:h>
        <text:p text:style-name="Text_20_body">The edit template should look like this:</text:p>
        <text:p text:style-name="Preformatted_20_Text">&lt;!-- File: src/Template/Articles/edit.ctp --&gt;</text:p>
        <text:p text:style-name="Preformatted_20_Text"/>
        <text:p text:style-name="Preformatted_20_Text">&lt;h1&gt;Edit Article&lt;/h1&gt;</text:p>
        <text:p text:style-name="Preformatted_20_Text">&lt;?php</text:p>
        <text:p text:style-name="Preformatted_20_Text"><text:s text:c="4"/>echo $this-&gt;Form-&gt;create($article);</text:p>
        <text:p text:style-name="Preformatted_20_Text"><text:s text:c="4"/>echo $this-&gt;Form-&gt;control('user_id', ['type' =&gt; 'hidden']);</text:p>
        <text:p text:style-name="Preformatted_20_Text"><text:s text:c="4"/>echo $this-&gt;Form-&gt;control('title');</text:p>
        <text:p text:style-name="Preformatted_20_Text"><text:s text:c="4"/>echo $this-&gt;Form-&gt;control('body', ['rows' =&gt; '3']);</text:p>
        <text:p text:style-name="Preformatted_20_Text"><text:s text:c="4"/>echo $this-&gt;Form-&gt;button(__('Save Article'));</text:p>
        <text:p text:style-name="Preformatted_20_Text"><text:s text:c="4"/>echo $this-&gt;Form-&gt;end();</text:p>
        <text:p text:style-name="P9">?&gt;</text:p>
        <text:p text:style-name="Text_20_body">This template outputs the edit form (with the values populated), along with any necessary validation error messages.</text:p>
        <text:p text:style-name="Text_20_body">You can now update your index view with links to edit specific articles:</text:p>
        <text:p text:style-name="Preformatted_20_Text">&lt;!-- File: src/Template/Articles/index.ctp <text:s/>(edit links added) --&gt;</text:p>
        <text:p text:style-name="Preformatted_20_Text"/>
        <text:p text:style-name="Preformatted_20_Text">&lt;h1&gt;Articles&lt;/h1&gt;</text:p>
        <text:p text:style-name="Preformatted_20_Text">&lt;p&gt;&lt;?= $this-&gt;Html-&gt;link("Add Article", ['action' =&gt; 'add']) ?&gt;&lt;/p&gt;</text:p>
        <text:p text:style-name="Preformatted_20_Text">&lt;table&gt;</text:p>
        <text:p text:style-name="Preformatted_20_Text"><text:s text:c="4"/>&lt;tr&gt;</text:p>
        <text:p text:style-name="Preformatted_20_Text"><text:s text:c="8"/>&lt;th&gt;Title&lt;/th&gt;</text:p>
        <text:p text:style-name="Preformatted_20_Text"><text:s text:c="8"/>&lt;th&gt;Created&lt;/th&gt;</text:p>
        <text:p text:style-name="Preformatted_20_Text"><text:s text:c="8"/>&lt;th&gt;Action&lt;/th&gt;</text:p>
        <text:p text:style-name="Preformatted_20_Text"><text:s text:c="4"/>&lt;/tr&gt;</text:p>
        <text:p text:style-name="Preformatted_20_Text"/>
        <text:p text:style-name="Preformatted_20_Text">&lt;!-- Here's where we iterate through our $articles query object, printing out article info --&gt;</text:p>
        <text:p text:style-name="Preformatted_20_Text"/>
        <text:p text:style-name="Preformatted_20_Text">&lt;?php foreach ($articles as $article): ?&gt;</text:p>
        <text:p text:style-name="Preformatted_20_Text"><text:s text:c="4"/>&lt;tr&gt;</text:p>
        <text:p text:style-name="Preformatted_20_Text"><text:s text:c="8"/>&lt;td&gt;</text:p>
        <text:p text:style-name="Preformatted_20_Text"><text:s text:c="12"/>&lt;?= $this-&gt;Html-&gt;link($article-&gt;title, ['action' =&gt; 'view', $article-&gt;slug]) ?&gt;</text:p>
        <text:p text:style-name="Preformatted_20_Text"><text:s text:c="8"/>&lt;/td&gt;</text:p>
        <text:p text:style-name="Preformatted_20_Text"><text:soft-page-break/><text:s text:c="8"/>&lt;td&gt;</text:p>
        <text:p text:style-name="Preformatted_20_Text"><text:s text:c="12"/>&lt;?= $article-&gt;created-&gt;format(DATE_RFC850) ?&gt;</text:p>
        <text:p text:style-name="Preformatted_20_Text"><text:s text:c="8"/>&lt;/td&gt;</text:p>
        <text:p text:style-name="Preformatted_20_Text"><text:s text:c="8"/>&lt;td&gt;</text:p>
        <text:p text:style-name="Preformatted_20_Text"><text:s text:c="12"/>&lt;?= $this-&gt;Html-&gt;link('Edit', ['action' =&gt; 'edit', $article-&gt;slug]) ?&gt;</text:p>
        <text:p text:style-name="Preformatted_20_Text"><text:s text:c="8"/>&lt;/td&gt;</text:p>
        <text:p text:style-name="Preformatted_20_Text"><text:s text:c="4"/>&lt;/tr&gt;</text:p>
        <text:p text:style-name="Preformatted_20_Text">&lt;?php endforeach; ?&gt;</text:p>
        <text:p text:style-name="Preformatted_20_Text"/>
        <text:p text:style-name="P9">&lt;/table&gt;</text:p>
      </text:section>
      <text:section text:style-name="Sect1" text:name="update-validation-rules-for-articles">
        <text:h text:style-name="Heading_20_2" text:outline-level="2">Update Validation Rules for Articles</text:h>
        <text:p text:style-name="Text_20_body">Up until this point our Articles had no input validation done. Lets fix that by using <text:a xlink:type="simple" xlink:href="https://book.cakephp.org/3.0/en/orm/validation.html#validating-request-data" text:style-name="Internet_20_link" text:visited-style-name="Visited_20_Internet_20_Link">a validator</text:a>:</text:p>
        <text:p text:style-name="Preformatted_20_Text">// src/Model/Table/ArticlesTable.php</text:p>
        <text:p text:style-name="Preformatted_20_Text"/>
        <text:p text:style-name="Preformatted_20_Text">// add this use statement right below the namespace declaration to import</text:p>
        <text:p text:style-name="Preformatted_20_Text">// the Validator class</text:p>
        <text:p text:style-name="Preformatted_20_Text">use Cake\Validation\Validator;</text:p>
        <text:p text:style-name="Preformatted_20_Text"/>
        <text:p text:style-name="Preformatted_20_Text">// Add the following method.</text:p>
        <text:p text:style-name="Preformatted_20_Text">public function validationDefault(Validator $validator)</text:p>
        <text:p text:style-name="Preformatted_20_Text">{</text:p>
        <text:p text:style-name="Preformatted_20_Text"><text:s text:c="4"/>$validator</text:p>
        <text:p text:style-name="Preformatted_20_Text"><text:s text:c="8"/>-&gt;notEmpty('title')</text:p>
        <text:p text:style-name="Preformatted_20_Text"><text:s text:c="8"/>-&gt;minLength('title', 10)</text:p>
        <text:p text:style-name="Preformatted_20_Text"><text:s text:c="8"/>-&gt;maxLength('title', 255)</text:p>
        <text:p text:style-name="Preformatted_20_Text"/>
        <text:p text:style-name="Preformatted_20_Text"><text:s text:c="8"/>-&gt;notEmpty('body')</text:p>
        <text:p text:style-name="Preformatted_20_Text"><text:s text:c="8"/>-&gt;minLength('body', 10);</text:p>
        <text:p text:style-name="Preformatted_20_Text"/>
        <text:p text:style-name="Preformatted_20_Text"><text:s text:c="4"/>return $validator;</text:p>
        <text:p text:style-name="P9">}</text:p>
        <text:p text:style-name="Text_20_body">The <text:span text:style-name="Source_20_Text">validationDefault()</text:span> method tells CakePHP how to validate your data when the <text:span text:style-name="Source_20_Text">save()</text:span> method is called. Here, we’ve specified that both the title, and body fields must not be empty, and have certain length constraints.</text:p>
        <text:p text:style-name="Text_20_body">CakePHP’s validation engine is powerful and flexible. It provides a suite of frequently used rules for tasks like email addresses, IP addresses etc. and the flexibility for adding your own validation rules. For more information on that setup, check the <text:a xlink:type="simple" xlink:href="https://book.cakephp.org/3.0/en/core-libraries/validation.html" text:style-name="Internet_20_link" text:visited-style-name="Visited_20_Internet_20_Link">Validation</text:a> documentation.</text:p>
        <text:p text:style-name="Text_20_body">Now that your validation rules are in place, use the app to try to add an article with an empty title or body to see how it works. Since we’ve used the <text:a xlink:type="simple" xlink:href="https://book.cakephp.org/3.0/en/views/helpers/form.html#Cake%5CView%5CHelper%5CFormHelper::control" text:style-name="Internet_20_link" text:visited-style-name="Visited_20_Internet_20_Link"><text:span text:style-name="Source_20_Text">Cake\View\Helper\FormHelper::control()</text:span></text:a> method of the FormHelper to create our form elements, our validation error messages will be shown automatically.</text:p>
      </text:section>
      <text:section text:style-name="Sect1" text:name="add-delete-action">
        <text:h text:style-name="Heading_20_2" text:outline-level="2">Add Delete Action</text:h>
        <text:p text:style-name="Text_20_body">Next, let’s make a way for users to delete articles. Start with a <text:span text:style-name="Source_20_Text">delete()</text:span> action in the <text:span text:style-name="Source_20_Text">ArticlesController</text:span>:</text:p>
        <text:p text:style-name="Preformatted_20_Text"><text:soft-page-break/>// src/Controller/ArticlesController.php</text:p>
        <text:p text:style-name="Preformatted_20_Text"/>
        <text:p text:style-name="Preformatted_20_Text">public function delete($slug)</text:p>
        <text:p text:style-name="Preformatted_20_Text">{</text:p>
        <text:p text:style-name="Preformatted_20_Text"><text:s text:c="4"/>$this-&gt;request-&gt;allowMethod(['post', 'delete']);</text:p>
        <text:p text:style-name="Preformatted_20_Text"/>
        <text:p text:style-name="Preformatted_20_Text"><text:s text:c="4"/>$article = $this-&gt;Articles-&gt;findBySlug($slug)-&gt;firstOrFail();</text:p>
        <text:p text:style-name="Preformatted_20_Text"><text:s text:c="4"/>if ($this-&gt;Articles-&gt;delete($article)) {</text:p>
        <text:p text:style-name="Preformatted_20_Text"><text:s text:c="8"/>$this-&gt;Flash-&gt;success(__('The {0} article has been deleted.', $article-&gt;title));</text:p>
        <text:p text:style-name="Preformatted_20_Text"><text:s text:c="8"/>return $this-&gt;redirect(['action' =&gt; 'index']);</text:p>
        <text:p text:style-name="Preformatted_20_Text"><text:s text:c="4"/>}</text:p>
        <text:p text:style-name="P9">}</text:p>
        <text:p text:style-name="Text_20_body">This logic deletes the article specified by <text:span text:style-name="Source_20_Text">$slug</text:span>, and uses <text:span text:style-name="Source_20_Text">$this-&gt;Flash-&gt;success()</text:span> to show the user a confirmation message after redirecting them to <text:span text:style-name="Source_20_Text">/articles</text:span>. If the user attempts to delete an article using a GET request, <text:span text:style-name="Source_20_Text">allowMethod()</text:span> will throw an exception. Uncaught exceptions are captured by CakePHP’s exception handler, and a nice error page is displayed. There are many built-in <text:a xlink:type="simple" xlink:href="https://book.cakephp.org/3.0/en/development/errors.html" text:style-name="Internet_20_link" text:visited-style-name="Visited_20_Internet_20_Link">Exceptions</text:a> that can be used to indicate the various HTTP errors your application might need to generate.</text:p>
        <text:p text:style-name="Text_20_body">Allowing content to be deleted using GET requests is <text:span text:style-name="Emphasis">very</text:span> dangerous, as web crawlers could accidentally delete all your content. That is why we used <text:span text:style-name="Source_20_Text">allowMethod()</text:span> in our controller.</text:p>
        <text:p text:style-name="Text_20_body">Because we’re only executing logic and redirecting to another action, this action has no template. You might want to update your index template with links that allow users to delete articles:</text:p>
        <text:p text:style-name="Preformatted_20_Text">&lt;!-- File: src/Template/Articles/index.ctp <text:s/>(delete links added) --&gt;</text:p>
        <text:p text:style-name="Preformatted_20_Text"/>
        <text:p text:style-name="Preformatted_20_Text">&lt;h1&gt;Articles&lt;/h1&gt;</text:p>
        <text:p text:style-name="Preformatted_20_Text">&lt;p&gt;&lt;?= $this-&gt;Html-&gt;link("Add Article", ['action' =&gt; 'add']) ?&gt;&lt;/p&gt;</text:p>
        <text:p text:style-name="Preformatted_20_Text">&lt;table&gt;</text:p>
        <text:p text:style-name="Preformatted_20_Text"><text:s text:c="4"/>&lt;tr&gt;</text:p>
        <text:p text:style-name="Preformatted_20_Text"><text:s text:c="8"/>&lt;th&gt;Title&lt;/th&gt;</text:p>
        <text:p text:style-name="Preformatted_20_Text"><text:s text:c="8"/>&lt;th&gt;Created&lt;/th&gt;</text:p>
        <text:p text:style-name="Preformatted_20_Text"><text:s text:c="8"/>&lt;th&gt;Action&lt;/th&gt;</text:p>
        <text:p text:style-name="Preformatted_20_Text"><text:s text:c="4"/>&lt;/tr&gt;</text:p>
        <text:p text:style-name="Preformatted_20_Text"/>
        <text:p text:style-name="Preformatted_20_Text">&lt;!-- Here's where we iterate through our $articles query object, printing out article info --&gt;</text:p>
        <text:p text:style-name="Preformatted_20_Text"/>
        <text:p text:style-name="Preformatted_20_Text">&lt;?php foreach ($articles as $article): ?&gt;</text:p>
        <text:p text:style-name="Preformatted_20_Text"><text:s text:c="4"/>&lt;tr&gt;</text:p>
        <text:p text:style-name="Preformatted_20_Text"><text:s text:c="8"/>&lt;td&gt;</text:p>
        <text:p text:style-name="Preformatted_20_Text"><text:s text:c="12"/>&lt;?= $this-&gt;Html-&gt;link($article-&gt;title, ['action' =&gt; 'view', $article-&gt;slug]) ?&gt;</text:p>
        <text:p text:style-name="Preformatted_20_Text"><text:s text:c="8"/>&lt;/td&gt;</text:p>
        <text:p text:style-name="Preformatted_20_Text"><text:s text:c="8"/>&lt;td&gt;</text:p>
        <text:p text:style-name="Preformatted_20_Text"><text:s text:c="12"/>&lt;?= $article-&gt;created-&gt;format(DATE_RFC850) ?&gt;</text:p>
        <text:p text:style-name="Preformatted_20_Text"><text:s text:c="8"/>&lt;/td&gt;</text:p>
        <text:p text:style-name="Preformatted_20_Text"><text:s text:c="8"/>&lt;td&gt;</text:p>
        <text:p text:style-name="Preformatted_20_Text"><text:s text:c="12"/>&lt;?= $this-&gt;Html-&gt;link('Edit', ['action' =&gt; 'edit', $article-&gt;slug]) ?&gt;</text:p>
        <text:p text:style-name="Preformatted_20_Text"><text:s text:c="12"/>&lt;?= $this-&gt;Form-&gt;postLink(</text:p>
        <text:p text:style-name="Preformatted_20_Text"><text:s text:c="16"/>'Delete',</text:p>
        <text:p text:style-name="Preformatted_20_Text"><text:s text:c="16"/>['action' =&gt; 'delete', $article-&gt;slug],</text:p>
        <text:p text:style-name="Preformatted_20_Text"><text:s text:c="16"/>['confirm' =&gt; 'Are you sure?'])</text:p>
        <text:p text:style-name="Preformatted_20_Text"><text:soft-page-break/><text:s text:c="12"/>?&gt;</text:p>
        <text:p text:style-name="Preformatted_20_Text"><text:s text:c="8"/>&lt;/td&gt;</text:p>
        <text:p text:style-name="Preformatted_20_Text"><text:s text:c="4"/>&lt;/tr&gt;</text:p>
        <text:p text:style-name="Preformatted_20_Text">&lt;?php endforeach; ?&gt;</text:p>
        <text:p text:style-name="Preformatted_20_Text"/>
        <text:p text:style-name="P9">&lt;/table&gt;</text:p>
        <text:p text:style-name="Text_20_body">Using <text:a xlink:type="simple" xlink:href="https://book.cakephp.org/3.0/en/views/helpers/form.html#Cake%5CView%5CHelper%5CFormHelper::postLink" text:style-name="Internet_20_link" text:visited-style-name="Visited_20_Internet_20_Link"><text:span text:style-name="Source_20_Text">View\Helper\FormHelper::postLink()</text:span></text:a> will create a link that uses JavaScript to do a POST request deleting our article.</text:p>
        <text:p text:style-name="Text_20_body">This view code also uses the <text:span text:style-name="Source_20_Text">FormHelper</text:span> to prompt the user with a JavaScript confirmation dialog before they attempt to delete an article.</text:p>
        <text:p text:style-name="Text_20_body">With a basic articles management setup, we’ll create the <text:a xlink:type="simple" xlink:href="https://book.cakephp.org/3.0/en/tutorials-and-examples/cms/tags-and-users.html" text:style-name="Internet_20_link" text:visited-style-name="Visited_20_Internet_20_Link">basic actions for our Tags and Users tables</text:a>.</text:p>
      </text:section>
      <text:p text:style-name="Standard"/>
      <text:p text:style-name="Standard"/>
      <text:h text:style-name="Heading_20_1" text:outline-level="1">Tags and Users</text:h>
      <text:p text:style-name="Text_20_body">With the basic article creation functionality built, we need to enable multiple authors to work in our CMS. Previously, we built all the models, views and controllers by hand. This time around we’re going to use <text:a xlink:type="simple" xlink:href="https://book.cakephp.org/3.0/en/bake.html" text:style-name="Internet_20_link" text:visited-style-name="Visited_20_Internet_20_Link">Bake Console</text:a> to create our skeleton code. Bake is a powerful code generation tool that leverages the conventions CakePHP uses to create skeleton applications very efficiently. We’re going to use <text:span text:style-name="Source_20_Text">bake</text:span> to build our users code:</text:p>
      <text:p text:style-name="Preformatted_20_Text">cd /path/to/our/app</text:p>
      <text:p text:style-name="Preformatted_20_Text"/>
      <text:p text:style-name="Preformatted_20_Text">bin/cake bake model users</text:p>
      <text:p text:style-name="Preformatted_20_Text">bin/cake bake controller users</text:p>
      <text:p text:style-name="P9">bin/cake bake template users</text:p>
      <text:p text:style-name="Text_20_body">These 3 commands will generate:</text:p>
      <text:list xml:id="list8247571373754369475" text:style-name="L3">
        <text:list-item>
          <text:p text:style-name="P6">The Table, Entity, Fixture files. </text:p>
        </text:list-item>
        <text:list-item>
          <text:p text:style-name="P6">The Controller </text:p>
        </text:list-item>
        <text:list-item>
          <text:p text:style-name="P6">The CRUD templates. </text:p>
        </text:list-item>
        <text:list-item>
          <text:p text:style-name="P3">Test cases for each generated class. </text:p>
        </text:list-item>
      </text:list>
      <text:p text:style-name="Text_20_body">Bake will also use the CakePHP conventions to infer the associations, and validation your models have.</text:p>
      <text:section text:style-name="Sect1" text:name="adding-tagging-to-articles">
        <text:h text:style-name="Heading_20_2" text:outline-level="2">Adding Tagging to Articles</text:h>
        <text:p text:style-name="Text_20_body">With multiple users able to access our small it would be nice to have a way to categorize our content. We’ll use tags and tagging to allow users to create free-form categories and labels for their content. Again, we’ll use <text:span text:style-name="Source_20_Text">bake</text:span> to quickly generate some skeleton code for our application:</text:p>
        <text:p text:style-name="Preformatted_20_Text"># Generate all the code at once.</text:p>
        <text:p text:style-name="P9">bin/cake bake all tags</text:p>
        <text:p text:style-name="Text_20_body"><text:soft-page-break/>Once you have the scaffold code created, create a few sample tags by going to <text:span text:style-name="Strong_20_Emphasis">http://localhost:8765/tags/add</text:span>.</text:p>
        <text:p text:style-name="Text_20_body">Now that we have a Tags table, we can create an association between Articles and Tags. We can do so by adding the following to the <text:span text:style-name="Source_20_Text">initialize</text:span> method on the ArticlesTable:</text:p>
        <text:p text:style-name="Preformatted_20_Text">public function initialize(array $config)</text:p>
        <text:p text:style-name="Preformatted_20_Text">{</text:p>
        <text:p text:style-name="Preformatted_20_Text"><text:s text:c="4"/>$this-&gt;addBehavior('Timestamp');</text:p>
        <text:p text:style-name="Preformatted_20_Text"><text:s text:c="4"/>$this-&gt;belongsToMany('Tags'); // Add this line</text:p>
        <text:p text:style-name="P9">}</text:p>
        <text:p text:style-name="Text_20_body">This association will work with this simple definition because we followed CakePHP conventions when creating our tables. For more information, read <text:a xlink:type="simple" xlink:href="https://book.cakephp.org/3.0/en/orm/associations.html" text:style-name="Internet_20_link" text:visited-style-name="Visited_20_Internet_20_Link">Associations - Linking Tables Together</text:a>.</text:p>
      </text:section>
      <text:section text:style-name="Sect1" text:name="updating-articles-to-enable-tagging">
        <text:h text:style-name="Heading_20_2" text:outline-level="2">Updating Articles to Enable Tagging</text:h>
        <text:p text:style-name="Text_20_body">Now that our application has tags, we need to enable users to tag their articles. First, update the <text:span text:style-name="Source_20_Text">add</text:span> action to look like:</text:p>
        <text:p text:style-name="Preformatted_20_Text">// in src/Controller/ArticlesController.php</text:p>
        <text:p text:style-name="Preformatted_20_Text"/>
        <text:p text:style-name="Preformatted_20_Text">namespace App\Controller;</text:p>
        <text:p text:style-name="Preformatted_20_Text"/>
        <text:p text:style-name="Preformatted_20_Text">use App\Controller\AppController;</text:p>
        <text:p text:style-name="Preformatted_20_Text"/>
        <text:p text:style-name="Preformatted_20_Text">class ArticlesController extends AppController</text:p>
        <text:p text:style-name="Preformatted_20_Text">{</text:p>
        <text:p text:style-name="Preformatted_20_Text"><text:s text:c="4"/>public function add()</text:p>
        <text:p text:style-name="Preformatted_20_Text"><text:s text:c="4"/>{</text:p>
        <text:p text:style-name="Preformatted_20_Text"><text:s text:c="8"/>$article = $this-&gt;Articles-&gt;newEntity();</text:p>
        <text:p text:style-name="Preformatted_20_Text"><text:s text:c="8"/>if ($this-&gt;request-&gt;is('post')) {</text:p>
        <text:p text:style-name="Preformatted_20_Text"><text:s text:c="12"/>$article = $this-&gt;Articles-&gt;patchEntity($article, $this-&gt;request-&gt;getData());</text:p>
        <text:p text:style-name="Preformatted_20_Text"/>
        <text:p text:style-name="Preformatted_20_Text"><text:s text:c="12"/>// Hardcoding the user_id is temporary, and will be removed later</text:p>
        <text:p text:style-name="Preformatted_20_Text"><text:s text:c="12"/>// when we build authentication out.</text:p>
        <text:p text:style-name="Preformatted_20_Text"><text:s text:c="12"/>$article-&gt;user_id = 1;</text:p>
        <text:p text:style-name="Preformatted_20_Text"/>
        <text:p text:style-name="Preformatted_20_Text"><text:s text:c="12"/>if ($this-&gt;Articles-&gt;save($article)) {</text:p>
        <text:p text:style-name="Preformatted_20_Text"><text:s text:c="16"/>$this-&gt;Flash-&gt;success(__('Your article has been saved.'));</text:p>
        <text:p text:style-name="Preformatted_20_Text"><text:s text:c="16"/>return $this-&gt;redirect(['action' =&gt; 'index']);</text:p>
        <text:p text:style-name="Preformatted_20_Text"><text:s text:c="12"/>}</text:p>
        <text:p text:style-name="Preformatted_20_Text"><text:s text:c="12"/>$this-&gt;Flash-&gt;error(__('Unable to add your article.'));</text:p>
        <text:p text:style-name="Preformatted_20_Text"><text:s text:c="8"/>}</text:p>
        <text:p text:style-name="Preformatted_20_Text"><text:s text:c="8"/>// Get a list of tags.</text:p>
        <text:p text:style-name="Preformatted_20_Text"><text:s text:c="8"/>$tags = $this-&gt;Articles-&gt;Tags-&gt;find('list');</text:p>
        <text:p text:style-name="Preformatted_20_Text"/>
        <text:p text:style-name="Preformatted_20_Text"><text:s text:c="8"/>// Set tags to the view context</text:p>
        <text:p text:style-name="Preformatted_20_Text"><text:s text:c="8"/>$this-&gt;set('tags', $tags);</text:p>
        <text:p text:style-name="Preformatted_20_Text"/>
        <text:p text:style-name="Preformatted_20_Text"><text:s text:c="8"/>$this-&gt;set('article', $article);</text:p>
        <text:p text:style-name="Preformatted_20_Text"><text:s text:c="4"/>}</text:p>
        <text:p text:style-name="Preformatted_20_Text"/>
        <text:p text:style-name="Preformatted_20_Text"><text:s text:c="4"/>// Other actions</text:p>
        <text:p text:style-name="P9">}</text:p>
        <text:p text:style-name="Text_20_body"><text:soft-page-break/>The added lines load a list of tags as an associative array of <text:span text:style-name="Source_20_Text">id =&gt; title</text:span>. This format will let us create a new tag input in our template. Add the following to the PHP block of controls in <text:span text:style-name="Strong_20_Emphasis">src/Template/Articles/add.ctp</text:span>:</text:p>
        <text:p text:style-name="P9">echo $this-&gt;Form-&gt;control('tags._ids', ['options' =&gt; $tags]);</text:p>
        <text:p text:style-name="Text_20_body">This will render a multiple select element that uses the <text:span text:style-name="Source_20_Text">$tags</text:span> variable to generate the select box options. You should now create a couple new articles that have tags, as in the following section we’ll be adding the ability to find articles by tags.</text:p>
        <text:p text:style-name="Text_20_body">You should also update the <text:span text:style-name="Source_20_Text">edit</text:span> method to allow adding or editing tags. The edit method should now look like:</text:p>
        <text:p text:style-name="Preformatted_20_Text">public function edit($slug)</text:p>
        <text:p text:style-name="Preformatted_20_Text">{</text:p>
        <text:p text:style-name="Preformatted_20_Text"><text:s text:c="4"/>$article = $this-&gt;Articles</text:p>
        <text:p text:style-name="Preformatted_20_Text"><text:s text:c="8"/>-&gt;findBySlug($slug)</text:p>
        <text:p text:style-name="Preformatted_20_Text"><text:s text:c="8"/>-&gt;contain('Tags') // load associated Tags</text:p>
        <text:p text:style-name="Preformatted_20_Text"><text:s text:c="8"/>-&gt;firstOrFail();</text:p>
        <text:p text:style-name="Preformatted_20_Text"><text:s text:c="4"/>if ($this-&gt;request-&gt;is(['post', 'put'])) {</text:p>
        <text:p text:style-name="Preformatted_20_Text"><text:s text:c="8"/>$this-&gt;Articles-&gt;patchEntity($article, $this-&gt;request-&gt;getData());</text:p>
        <text:p text:style-name="Preformatted_20_Text"><text:s text:c="8"/>if ($this-&gt;Articles-&gt;save($article)) {</text:p>
        <text:p text:style-name="Preformatted_20_Text"><text:s text:c="12"/>$this-&gt;Flash-&gt;success(__('Your article has been updated.'));</text:p>
        <text:p text:style-name="Preformatted_20_Text"><text:s text:c="12"/>return $this-&gt;redirect(['action' =&gt; 'index']);</text:p>
        <text:p text:style-name="Preformatted_20_Text"><text:s text:c="8"/>}</text:p>
        <text:p text:style-name="Preformatted_20_Text"><text:s text:c="8"/>$this-&gt;Flash-&gt;error(__('Unable to update your article.'));</text:p>
        <text:p text:style-name="Preformatted_20_Text"><text:s text:c="4"/>}</text:p>
        <text:p text:style-name="Preformatted_20_Text"/>
        <text:p text:style-name="Preformatted_20_Text"><text:s text:c="4"/>// Get a list of tags.</text:p>
        <text:p text:style-name="Preformatted_20_Text"><text:s text:c="4"/>$tags = $this-&gt;Articles-&gt;Tags-&gt;find('list');</text:p>
        <text:p text:style-name="Preformatted_20_Text"/>
        <text:p text:style-name="Preformatted_20_Text"><text:s text:c="4"/>// Set tags to the view context</text:p>
        <text:p text:style-name="Preformatted_20_Text"><text:s text:c="4"/>$this-&gt;set('tags', $tags);</text:p>
        <text:p text:style-name="Preformatted_20_Text"/>
        <text:p text:style-name="Preformatted_20_Text"><text:s text:c="4"/>$this-&gt;set('article', $article);</text:p>
        <text:p text:style-name="P9">}</text:p>
        <text:p text:style-name="Text_20_body">Remember to add the new tags multiple select control we added to the <text:span text:style-name="Strong_20_Emphasis">add.ctp</text:span> template to the <text:span text:style-name="Strong_20_Emphasis">src/Template/Articles/edit.ctp</text:span> template as well.</text:p>
      </text:section>
      <text:section text:style-name="Sect1" text:name="finding-articles-by-tags">
        <text:h text:style-name="Heading_20_2" text:outline-level="2">Finding Articles By Tags</text:h>
        <text:p text:style-name="Text_20_body">Once users have categorized their content, they will want to find that content by the tags they used. For this feature we’ll implement a route, controller action, and finder method to search through articles by tag.</text:p>
        <text:p text:style-name="Text_20_body">Ideally, we’d have a URL that looks like <text:span text:style-name="Strong_20_Emphasis">http://localhost:8765/articles/tagged/funny/cat/gifs</text:span>. This would let us find all the articles that have the ‘funny’, ‘cat’ or ‘gifs’ tags. Before we can implement this, we’ll add a new route. Your <text:span text:style-name="Strong_20_Emphasis">config/routes.php</text:span> should look like:</text:p>
        <text:p text:style-name="Preformatted_20_Text">&lt;?php</text:p>
        <text:p text:style-name="Preformatted_20_Text">use Cake\Core\Plugin;</text:p>
        <text:p text:style-name="Preformatted_20_Text">use Cake\Routing\Route\DashedRoute;</text:p>
        <text:p text:style-name="Preformatted_20_Text">use Cake\Routing\Router;</text:p>
        <text:p text:style-name="Preformatted_20_Text"/>
        <text:p text:style-name="Preformatted_20_Text"><text:soft-page-break/>Router::defaultRouteClass(DashedRoute::class);</text:p>
        <text:p text:style-name="Preformatted_20_Text"/>
        <text:p text:style-name="Preformatted_20_Text">// New route we're adding for our tagged action.</text:p>
        <text:p text:style-name="Preformatted_20_Text">// The trailing `*` tells CakePHP that this action has</text:p>
        <text:p text:style-name="Preformatted_20_Text">// passed parameters.</text:p>
        <text:p text:style-name="Preformatted_20_Text">Router::scope(</text:p>
        <text:p text:style-name="Preformatted_20_Text"><text:s text:c="4"/>'/articles',</text:p>
        <text:p text:style-name="Preformatted_20_Text"><text:s text:c="4"/>['controller' =&gt; 'Articles'],</text:p>
        <text:p text:style-name="Preformatted_20_Text"><text:s text:c="4"/>function ($routes) {</text:p>
        <text:p text:style-name="Preformatted_20_Text"><text:s text:c="8"/>$routes-&gt;connect('/tagged/*', ['action' =&gt; 'tags']);</text:p>
        <text:p text:style-name="Preformatted_20_Text"><text:s text:c="4"/>}</text:p>
        <text:p text:style-name="Preformatted_20_Text">);</text:p>
        <text:p text:style-name="Preformatted_20_Text"/>
        <text:p text:style-name="Preformatted_20_Text">Router::scope('/', function ($routes) {</text:p>
        <text:p text:style-name="Preformatted_20_Text"><text:s text:c="4"/>// Connect the default home and /pages/* routes.</text:p>
        <text:p text:style-name="Preformatted_20_Text"><text:s text:c="4"/>$routes-&gt;connect('/', [</text:p>
        <text:p text:style-name="Preformatted_20_Text"><text:s text:c="8"/>'controller' =&gt; 'Pages',</text:p>
        <text:p text:style-name="Preformatted_20_Text"><text:s text:c="8"/>'action' =&gt; 'display', 'home'</text:p>
        <text:p text:style-name="Preformatted_20_Text"><text:s text:c="4"/>]);</text:p>
        <text:p text:style-name="Preformatted_20_Text"><text:s text:c="4"/>$routes-&gt;connect('/pages/*', [</text:p>
        <text:p text:style-name="Preformatted_20_Text"><text:s text:c="8"/>'controller' =&gt; 'Pages',</text:p>
        <text:p text:style-name="Preformatted_20_Text"><text:s text:c="8"/>'action' =&gt; 'display'</text:p>
        <text:p text:style-name="Preformatted_20_Text"><text:s text:c="4"/>]);</text:p>
        <text:p text:style-name="Preformatted_20_Text"/>
        <text:p text:style-name="Preformatted_20_Text"><text:s text:c="4"/>// Connect the conventions based default routes.</text:p>
        <text:p text:style-name="Preformatted_20_Text"><text:s text:c="4"/>$routes-&gt;fallbacks();</text:p>
        <text:p text:style-name="Preformatted_20_Text">});</text:p>
        <text:p text:style-name="Preformatted_20_Text"/>
        <text:p text:style-name="P9">Plugin::routes();</text:p>
        <text:p text:style-name="Text_20_body">The above defines a new ‘route’ which connects the <text:span text:style-name="Strong_20_Emphasis">/articles/tagged/</text:span> path, to <text:span text:style-name="Source_20_Text">ArticlesController::tags()</text:span>. By defining routes, you can isolate how your URLs look, from how they are implemented. If we were to visit <text:span text:style-name="Strong_20_Emphasis">http://localhost:8765/articles/tagged</text:span>, we would see a helpful error page from CakePHP informing you that the controller action does not exist. Let’s implement that missing method now. In <text:span text:style-name="Strong_20_Emphasis">src/Controller/ArticlesController.php</text:span> add the following:</text:p>
        <text:p text:style-name="Preformatted_20_Text">public function tags()</text:p>
        <text:p text:style-name="Preformatted_20_Text">{</text:p>
        <text:p text:style-name="Preformatted_20_Text"><text:s text:c="4"/>// The 'pass' key is provided by CakePHP and contains all</text:p>
        <text:p text:style-name="Preformatted_20_Text"><text:s text:c="4"/>// the passed URL path segments in the request.</text:p>
        <text:p text:style-name="Preformatted_20_Text"><text:s text:c="4"/>$tags = $this-&gt;request-&gt;getParam('pass');</text:p>
        <text:p text:style-name="Preformatted_20_Text"/>
        <text:p text:style-name="Preformatted_20_Text"><text:s text:c="4"/>// Use the ArticlesTable to find tagged articles.</text:p>
        <text:p text:style-name="Preformatted_20_Text"><text:s text:c="4"/>$articles = $this-&gt;Articles-&gt;find('tagged', [</text:p>
        <text:p text:style-name="Preformatted_20_Text"><text:s text:c="8"/>'tags' =&gt; $tags</text:p>
        <text:p text:style-name="Preformatted_20_Text"><text:s text:c="4"/>]);</text:p>
        <text:p text:style-name="Preformatted_20_Text"/>
        <text:p text:style-name="Preformatted_20_Text"><text:s text:c="4"/>// Pass variables into the view template context.</text:p>
        <text:p text:style-name="Preformatted_20_Text"><text:s text:c="4"/>$this-&gt;set([</text:p>
        <text:p text:style-name="Preformatted_20_Text"><text:s text:c="8"/>'articles' =&gt; $articles,</text:p>
        <text:p text:style-name="Preformatted_20_Text"><text:s text:c="8"/>'tags' =&gt; $tags</text:p>
        <text:p text:style-name="Preformatted_20_Text"><text:s text:c="4"/>]);</text:p>
        <text:p text:style-name="P9">}</text:p>
        <text:p text:style-name="Text_20_body">To access other parts of the request data, consult the <text:a xlink:type="simple" xlink:href="https://book.cakephp.org/3.0/en/controllers/request-response.html#cake-request" text:style-name="Internet_20_link" text:visited-style-name="Visited_20_Internet_20_Link">Request</text:a> section.</text:p>
        <text:p text:style-name="Text_20_body">Since passed arguments are passed as method parameters, you could also write the action using PHP’s variadic argument:</text:p>
        <text:p text:style-name="Preformatted_20_Text"><text:soft-page-break/>public function tags(...$tags)</text:p>
        <text:p text:style-name="Preformatted_20_Text">{</text:p>
        <text:p text:style-name="Preformatted_20_Text"><text:s text:c="4"/>// Use the ArticlesTable to find tagged articles.</text:p>
        <text:p text:style-name="Preformatted_20_Text"><text:s text:c="4"/>$articles = $this-&gt;Articles-&gt;find('tagged', [</text:p>
        <text:p text:style-name="Preformatted_20_Text"><text:s text:c="8"/>'tags' =&gt; $tags</text:p>
        <text:p text:style-name="Preformatted_20_Text"><text:s text:c="4"/>]);</text:p>
        <text:p text:style-name="Preformatted_20_Text"/>
        <text:p text:style-name="Preformatted_20_Text"><text:s text:c="4"/>// Pass variables into the view template context.</text:p>
        <text:p text:style-name="Preformatted_20_Text"><text:s text:c="4"/>$this-&gt;set([</text:p>
        <text:p text:style-name="Preformatted_20_Text"><text:s text:c="8"/>'articles' =&gt; $articles,</text:p>
        <text:p text:style-name="Preformatted_20_Text"><text:s text:c="8"/>'tags' =&gt; $tags</text:p>
        <text:p text:style-name="Preformatted_20_Text"><text:s text:c="4"/>]);</text:p>
        <text:p text:style-name="P9">}</text:p>
        <text:section text:style-name="Sect1" text:name="creating-the-finder-method">
          <text:h text:style-name="Heading_20_3" text:outline-level="3">Creating the Finder Method</text:h>
          <text:p text:style-name="Text_20_body">In CakePHP we like to keep our controller actions slim, and put most of our application’s logic in the model layer. If you were to visit the <text:span text:style-name="Strong_20_Emphasis">/articles/tagged</text:span> URL now you would see an error that the <text:span text:style-name="Source_20_Text">findTagged()</text:span> method has not been implemented yet, so let’s do that. In <text:span text:style-name="Strong_20_Emphasis">src/Model/Table/ArticlesTable.php</text:span> add the following:</text:p>
          <text:p text:style-name="Preformatted_20_Text">// add this use statement right below the namespace declaration to import</text:p>
          <text:p text:style-name="Preformatted_20_Text">// the Query class</text:p>
          <text:p text:style-name="Preformatted_20_Text">use Cake\ORM\Query;</text:p>
          <text:p text:style-name="Preformatted_20_Text"/>
          <text:p text:style-name="Preformatted_20_Text">// The $query argument is a query builder instance.</text:p>
          <text:p text:style-name="Preformatted_20_Text">// The $options array will contain the 'tags' option we passed</text:p>
          <text:p text:style-name="Preformatted_20_Text">// to find('tagged') in our controller action.</text:p>
          <text:p text:style-name="Preformatted_20_Text">public function findTagged(Query $query, array $options)</text:p>
          <text:p text:style-name="Preformatted_20_Text">{</text:p>
          <text:p text:style-name="Preformatted_20_Text"><text:s text:c="4"/>$columns = [</text:p>
          <text:p text:style-name="Preformatted_20_Text"><text:s text:c="8"/>'Articles.id', 'Articles.user_id', 'Articles.title',</text:p>
          <text:p text:style-name="Preformatted_20_Text"><text:s text:c="8"/>'Articles.body', 'Articles.published', 'Articles.created',</text:p>
          <text:p text:style-name="Preformatted_20_Text"><text:s text:c="8"/>'Articles.slug',</text:p>
          <text:p text:style-name="Preformatted_20_Text"><text:s text:c="4"/>];</text:p>
          <text:p text:style-name="Preformatted_20_Text"/>
          <text:p text:style-name="Preformatted_20_Text"><text:s text:c="4"/>$query = $query</text:p>
          <text:p text:style-name="Preformatted_20_Text"><text:s text:c="8"/>-&gt;select($columns)</text:p>
          <text:p text:style-name="Preformatted_20_Text"><text:s text:c="8"/>-&gt;distinct($columns);</text:p>
          <text:p text:style-name="Preformatted_20_Text"/>
          <text:p text:style-name="Preformatted_20_Text"><text:s text:c="4"/>if (empty($options['tags'])) {</text:p>
          <text:p text:style-name="Preformatted_20_Text"><text:s text:c="8"/>// If there are no tags provided, find articles that have no tags.</text:p>
          <text:p text:style-name="Preformatted_20_Text"><text:s text:c="8"/>$query-&gt;leftJoinWith('Tags')</text:p>
          <text:p text:style-name="Preformatted_20_Text"><text:s text:c="12"/>-&gt;where(['Tags.title IS' =&gt; null]);</text:p>
          <text:p text:style-name="Preformatted_20_Text"><text:s text:c="4"/>} else {</text:p>
          <text:p text:style-name="Preformatted_20_Text"><text:s text:c="8"/>// Find articles that have one or more of the provided tags.</text:p>
          <text:p text:style-name="Preformatted_20_Text"><text:s text:c="8"/>$query-&gt;innerJoinWith('Tags')</text:p>
          <text:p text:style-name="Preformatted_20_Text"><text:s text:c="12"/>-&gt;where(['Tags.title IN' =&gt; $options['tags']]);</text:p>
          <text:p text:style-name="Preformatted_20_Text"><text:s text:c="4"/>}</text:p>
          <text:p text:style-name="Preformatted_20_Text"/>
          <text:p text:style-name="Preformatted_20_Text"><text:s text:c="4"/>return $query-&gt;group(['Articles.id']);</text:p>
          <text:p text:style-name="P9">}</text:p>
          <text:p text:style-name="Text_20_body">We just implemented a <text:a xlink:type="simple" xlink:href="https://book.cakephp.org/3.0/en/orm/retrieving-data-and-resultsets.html#custom-find-methods" text:style-name="Internet_20_link" text:visited-style-name="Visited_20_Internet_20_Link">custom finder method</text:a>. This is a very powerful concept in CakePHP that allows you to package up re-usable queries. Finder methods always get a <text:a xlink:type="simple" xlink:href="https://book.cakephp.org/3.0/en/orm/query-builder.html" text:style-name="Internet_20_link" text:visited-style-name="Visited_20_Internet_20_Link">Query Builder</text:a> object and an array of options as parameters. Finders can manipulate the query and add any required conditions or criteria. When complete, finder methods must return a <text:soft-page-break/>modified query object. In our finder we’ve leveraged the <text:span text:style-name="Source_20_Text">distinct()</text:span> and <text:span text:style-name="Source_20_Text">leftJoin()</text:span> methods which allow us to find distinct articles that have a ‘matching’ tag.</text:p>
        </text:section>
        <text:section text:style-name="Sect1" text:name="creating-the-view">
          <text:h text:style-name="Heading_20_3" text:outline-level="3">Creating the View</text:h>
          <text:p text:style-name="Text_20_body">Now if you visit the <text:span text:style-name="Strong_20_Emphasis">/articles/tagged</text:span> URL again, CakePHP will show a new error letting you know that you have not made a view file. Next, let’s build the view file for our <text:span text:style-name="Source_20_Text">tags()</text:span> action. In <text:span text:style-name="Strong_20_Emphasis">src/Template/Articles/tags.ctp</text:span> put the following content:</text:p>
          <text:p text:style-name="Preformatted_20_Text">&lt;h1&gt;</text:p>
          <text:p text:style-name="Preformatted_20_Text"><text:s text:c="4"/>Articles tagged with</text:p>
          <text:p text:style-name="Preformatted_20_Text"><text:s text:c="4"/>&lt;?= $this-&gt;Text-&gt;toList(h($tags), 'or') ?&gt;</text:p>
          <text:p text:style-name="Preformatted_20_Text">&lt;/h1&gt;</text:p>
          <text:p text:style-name="Preformatted_20_Text"/>
          <text:p text:style-name="Preformatted_20_Text">&lt;section&gt;</text:p>
          <text:p text:style-name="Preformatted_20_Text">&lt;?php foreach ($articles as $article): ?&gt;</text:p>
          <text:p text:style-name="Preformatted_20_Text"><text:s text:c="4"/>&lt;article&gt;</text:p>
          <text:p text:style-name="Preformatted_20_Text"><text:s text:c="8"/>&lt;!-- Use the HtmlHelper to create a link --&gt;</text:p>
          <text:p text:style-name="Preformatted_20_Text"><text:s text:c="8"/>&lt;h4&gt;&lt;?= $this-&gt;Html-&gt;link(</text:p>
          <text:p text:style-name="Preformatted_20_Text"><text:s text:c="12"/>$article-&gt;title,</text:p>
          <text:p text:style-name="Preformatted_20_Text"><text:s text:c="12"/>['controller' =&gt; 'Articles', 'action' =&gt; 'view', $article-&gt;slug]</text:p>
          <text:p text:style-name="Preformatted_20_Text"><text:s text:c="8"/>) ?&gt;&lt;/h4&gt;</text:p>
          <text:p text:style-name="Preformatted_20_Text"><text:s text:c="8"/>&lt;span&gt;&lt;?= h($article-&gt;created) ?&gt;</text:p>
          <text:p text:style-name="Preformatted_20_Text"><text:s text:c="4"/>&lt;/article&gt;</text:p>
          <text:p text:style-name="Preformatted_20_Text">&lt;?php endforeach; ?&gt;</text:p>
          <text:p text:style-name="P9">&lt;/section&gt;</text:p>
          <text:p text:style-name="Text_20_body">In the above code we use the <text:a xlink:type="simple" xlink:href="https://book.cakephp.org/3.0/en/views/helpers/html.html" text:style-name="Internet_20_link" text:visited-style-name="Visited_20_Internet_20_Link">Html</text:a> and <text:a xlink:type="simple" xlink:href="https://book.cakephp.org/3.0/en/views/helpers/text.html" text:style-name="Internet_20_link" text:visited-style-name="Visited_20_Internet_20_Link">Text</text:a> helpers to assist in generating our view output. We also use the <text:a xlink:type="simple" xlink:href="https://book.cakephp.org/3.0/en/core-libraries/global-constants-and-functions.html#h" text:style-name="Internet_20_link" text:visited-style-name="Visited_20_Internet_20_Link"><text:span text:style-name="Source_20_Text">h</text:span></text:a> shortcut function to HTML encode output. You should remember to always use <text:span text:style-name="Source_20_Text">h()</text:span> when outputting data to prevent HTML injection issues.</text:p>
          <text:p text:style-name="Text_20_body">The <text:span text:style-name="Strong_20_Emphasis">tags.ctp</text:span> file we just created follows the CakePHP conventions for view template files. The convention is to have the template use the lower case and underscored version of the controller action name.</text:p>
          <text:p text:style-name="Text_20_body">You may notice that we were able to use the <text:span text:style-name="Source_20_Text">$tags</text:span> and <text:span text:style-name="Source_20_Text">$articles</text:span> variables in our view template. When we use the <text:span text:style-name="Source_20_Text">set()</text:span> method in our controller, we set specific variables to be sent to the view. The View will make all passed variables available in the template scope as local variables.</text:p>
          <text:p text:style-name="Text_20_body">You should now be able to visit the <text:span text:style-name="Strong_20_Emphasis">/articles/tagged/funny</text:span> URL and see all the articles tagged with ‘funny’.</text:p>
        </text:section>
      </text:section>
      <text:section text:style-name="Sect1" text:name="improving-the-tagging-experience">
        <text:h text:style-name="Heading_20_2" text:outline-level="2">Improving the Tagging Experience</text:h>
        <text:p text:style-name="Text_20_body">Right now, adding new tags is a cumbersome process, as authors need to pre-create all the tags they want to use. We can improve the tag selection UI by using a comma separated text field. This will let us give a better experience to our users, and use some more great features in the ORM.</text:p>
        <text:section text:style-name="Sect1" text:name="adding-a-computed-field">
          <text:h text:style-name="Heading_20_3" text:outline-level="3"><text:soft-page-break/>Adding a Computed Field</text:h>
          <text:p text:style-name="Text_20_body">Because we’ll want a simple way to access the formatted tags for an entity, we can add a virtual/computed field to the entity. In <text:span text:style-name="Strong_20_Emphasis">src/Model/Entity/Article.php</text:span> add the following:</text:p>
          <text:p text:style-name="Preformatted_20_Text">// add this use statement right below the namespace declaration to import</text:p>
          <text:p text:style-name="Preformatted_20_Text">// the Collection class</text:p>
          <text:p text:style-name="Preformatted_20_Text">use Cake\Collection\Collection;</text:p>
          <text:p text:style-name="Preformatted_20_Text"/>
          <text:p text:style-name="Preformatted_20_Text">protected function _getTagString()</text:p>
          <text:p text:style-name="Preformatted_20_Text">{</text:p>
          <text:p text:style-name="Preformatted_20_Text"><text:s text:c="4"/>if (isset($this-&gt;_properties['tag_string'])) {</text:p>
          <text:p text:style-name="Preformatted_20_Text"><text:s text:c="8"/>return $this-&gt;_properties['tag_string'];</text:p>
          <text:p text:style-name="Preformatted_20_Text"><text:s text:c="4"/>}</text:p>
          <text:p text:style-name="Preformatted_20_Text"><text:s text:c="4"/>if (empty($this-&gt;tags)) {</text:p>
          <text:p text:style-name="Preformatted_20_Text"><text:s text:c="8"/>return '';</text:p>
          <text:p text:style-name="Preformatted_20_Text"><text:s text:c="4"/>}</text:p>
          <text:p text:style-name="Preformatted_20_Text"><text:s text:c="4"/>$tags = new Collection($this-&gt;tags);</text:p>
          <text:p text:style-name="Preformatted_20_Text"><text:s text:c="4"/>$str = $tags-&gt;reduce(function ($string, $tag) {</text:p>
          <text:p text:style-name="Preformatted_20_Text"><text:s text:c="8"/>return $string . $tag-&gt;title . ', ';</text:p>
          <text:p text:style-name="Preformatted_20_Text"><text:s text:c="4"/>}, '');</text:p>
          <text:p text:style-name="Preformatted_20_Text"><text:s text:c="4"/>return trim($str, ', ');</text:p>
          <text:p text:style-name="P9">}</text:p>
          <text:p text:style-name="Text_20_body">This will let us access the <text:span text:style-name="Source_20_Text">$article-&gt;tag_string</text:span> computed property. We’ll use this property in controls later on.</text:p>
        </text:section>
        <text:section text:style-name="Sect1" text:name="updating-the-views">
          <text:h text:style-name="Heading_20_3" text:outline-level="3">Updating the Views</text:h>
          <text:p text:style-name="Text_20_body">With the entity updated we can add a new control for our tags. In <text:span text:style-name="Strong_20_Emphasis">src/Template/Articles/add.ctp</text:span> and <text:span text:style-name="Strong_20_Emphasis">src/Template/Articles/edit.ctp</text:span>, replace the existing <text:span text:style-name="Source_20_Text">tags._ids</text:span> control with the following:</text:p>
          <text:p text:style-name="P9">echo $this-&gt;Form-&gt;control('tag_string', ['type' =&gt; 'text']);</text:p>
        </text:section>
        <text:section text:style-name="Sect1" text:name="persisting-the-tag-string">
          <text:h text:style-name="Heading_20_3" text:outline-level="3">Persisting the Tag String</text:h>
          <text:p text:style-name="Text_20_body">Now that we can view existing tags as a string, we’ll want to save that data as well. Because we marked the <text:span text:style-name="Source_20_Text">tag_string</text:span> as accessible, the ORM will copy that data from the request into our entity. We can use a <text:span text:style-name="Source_20_Text">beforeSave()</text:span> hook method to parse the tag string and find/build the related entities. Add the following to <text:span text:style-name="Strong_20_Emphasis">src/Model/Table/ArticlesTable.php</text:span>:</text:p>
          <text:p text:style-name="Preformatted_20_Text">public function beforeSave($event, $entity, $options)</text:p>
          <text:p text:style-name="Preformatted_20_Text">{</text:p>
          <text:p text:style-name="Preformatted_20_Text"><text:s text:c="4"/>if ($entity-&gt;tag_string) {</text:p>
          <text:p text:style-name="Preformatted_20_Text"><text:s text:c="8"/>$entity-&gt;tags = $this-&gt;_buildTags($entity-&gt;tag_string);</text:p>
          <text:p text:style-name="Preformatted_20_Text"><text:s text:c="4"/>}</text:p>
          <text:p text:style-name="Preformatted_20_Text"/>
          <text:p text:style-name="Preformatted_20_Text"><text:s text:c="4"/>// Other code</text:p>
          <text:p text:style-name="Preformatted_20_Text">}</text:p>
          <text:p text:style-name="Preformatted_20_Text"/>
          <text:p text:style-name="Preformatted_20_Text">protected function _buildTags($tagString)</text:p>
          <text:p text:style-name="Preformatted_20_Text">{</text:p>
          <text:p text:style-name="Preformatted_20_Text"><text:s text:c="4"/>// Trim tags</text:p>
          <text:p text:style-name="Preformatted_20_Text"><text:s text:c="4"/>$newTags = array_map('trim', explode(',', $tagString));</text:p>
          <text:p text:style-name="Preformatted_20_Text"><text:s text:c="4"/>// Remove all empty tags</text:p>
          <text:p text:style-name="Preformatted_20_Text"><text:s text:c="4"/>$newTags = array_filter($newTags);</text:p>
          <text:p text:style-name="Preformatted_20_Text"><text:soft-page-break/><text:s text:c="4"/>// Reduce duplicated tags</text:p>
          <text:p text:style-name="Preformatted_20_Text"><text:s text:c="4"/>$newTags = array_unique($newTags);</text:p>
          <text:p text:style-name="Preformatted_20_Text"/>
          <text:p text:style-name="Preformatted_20_Text"><text:s text:c="4"/>$out = [];</text:p>
          <text:p text:style-name="Preformatted_20_Text"><text:s text:c="4"/>$query = $this-&gt;Tags-&gt;find()</text:p>
          <text:p text:style-name="Preformatted_20_Text"><text:s text:c="8"/>-&gt;where(['Tags.title IN' =&gt; $newTags]);</text:p>
          <text:p text:style-name="Preformatted_20_Text"/>
          <text:p text:style-name="Preformatted_20_Text"><text:s text:c="4"/>// Remove existing tags from the list of new tags.</text:p>
          <text:p text:style-name="Preformatted_20_Text"><text:s text:c="4"/>foreach ($query-&gt;extract('title') as $existing) {</text:p>
          <text:p text:style-name="Preformatted_20_Text"><text:s text:c="8"/>$index = array_search($existing, $newTags);</text:p>
          <text:p text:style-name="Preformatted_20_Text"><text:s text:c="8"/>if ($index !== false) {</text:p>
          <text:p text:style-name="Preformatted_20_Text"><text:s text:c="12"/>unset($newTags[$index]);</text:p>
          <text:p text:style-name="Preformatted_20_Text"><text:s text:c="8"/>}</text:p>
          <text:p text:style-name="Preformatted_20_Text"><text:s text:c="4"/>}</text:p>
          <text:p text:style-name="Preformatted_20_Text"><text:s text:c="4"/>// Add existing tags.</text:p>
          <text:p text:style-name="Preformatted_20_Text"><text:s text:c="4"/>foreach ($query as $tag) {</text:p>
          <text:p text:style-name="Preformatted_20_Text"><text:s text:c="8"/>$out[] = $tag;</text:p>
          <text:p text:style-name="Preformatted_20_Text"><text:s text:c="4"/>}</text:p>
          <text:p text:style-name="Preformatted_20_Text"><text:s text:c="4"/>// Add new tags.</text:p>
          <text:p text:style-name="Preformatted_20_Text"><text:s text:c="4"/>foreach ($newTags as $tag) {</text:p>
          <text:p text:style-name="Preformatted_20_Text"><text:s text:c="8"/>$out[] = $this-&gt;Tags-&gt;newEntity(['title' =&gt; $tag]);</text:p>
          <text:p text:style-name="Preformatted_20_Text"><text:s text:c="4"/>}</text:p>
          <text:p text:style-name="Preformatted_20_Text"><text:s text:c="4"/>return $out;</text:p>
          <text:p text:style-name="P9">}</text:p>
          <text:p text:style-name="Text_20_body">If you now create or edit articles, you should be able to save tags as a comma separated list of tags, and have the tags and linking records automatically created.</text:p>
          <text:p text:style-name="Text_20_body">While this code is a bit more complicated than what we’ve done so far, it helps to showcase how powerful the ORM in CakePHP is. You can manipulate query results using the <text:a xlink:type="simple" xlink:href="https://book.cakephp.org/3.0/en/core-libraries/collections.html" text:style-name="Internet_20_link" text:visited-style-name="Visited_20_Internet_20_Link">Collections</text:a> methods, and handle scenarios where you are creating entities on the fly with ease.</text:p>
          <text:p text:style-name="Text_20_body">Next we’ll be adding <text:a xlink:type="simple" xlink:href="https://book.cakephp.org/3.0/en/tutorials-and-examples/cms/authentication.html" text:style-name="Internet_20_link" text:visited-style-name="Visited_20_Internet_20_Link">authentication</text:a>.</text:p>
        </text:section>
      </text:section>
      <text:p text:style-name="Standard"/>
      <text:p text:style-name="Standard"/>
      <text:h text:style-name="Heading_20_1" text:outline-level="1">Authentication</text:h>
      <text:p text:style-name="Text_20_body">Now that our CMS has users, we should enable them to login, and apply some basic access control to the article creation &amp; editing experiences.</text:p>
      <text:section text:style-name="Sect1" text:name="adding-password-hashing">
        <text:h text:style-name="Heading_20_2" text:outline-level="2">Adding Password Hashing</text:h>
        <text:p text:style-name="Text_20_body">If you were to create/update a user at this point in time, you might notice that the passwords are stored in plain text. This is really bad from a security point of view, so lets fix that.</text:p>
        <text:p text:style-name="Text_20_body">This is also a good time to talk about the model layer in CakePHP. In CakePHP, we separate the methods that operate on a collection of objects, and a single object into different classes. Methods that operate on the collection of entities are put in the <text:span text:style-name="Source_20_Text">Table</text:span> class, while features belonging to a single record are put on the <text:span text:style-name="Source_20_Text">Entity</text:span> class.</text:p>
        <text:p text:style-name="Text_20_body"><text:soft-page-break/>For example, password hashing is done on the individual record, so we’ll implement this behavior on the entity object. Because we want to hash the password each time it is set, we’ll use a mutator/setter method. CakePHP will call convention based setter methods any time a property is set in one of your entities. Let’s add a setter for the password. In <text:span text:style-name="Strong_20_Emphasis">src/Model/Entity/User.php</text:span> add the following:</text:p>
        <text:p text:style-name="Preformatted_20_Text">&lt;?php</text:p>
        <text:p text:style-name="Preformatted_20_Text">namespace App\Model\Entity;</text:p>
        <text:p text:style-name="Preformatted_20_Text"/>
        <text:p text:style-name="Preformatted_20_Text">use Cake\Auth\DefaultPasswordHasher; // Add this line</text:p>
        <text:p text:style-name="Preformatted_20_Text">use Cake\ORM\Entity;</text:p>
        <text:p text:style-name="Preformatted_20_Text"/>
        <text:p text:style-name="Preformatted_20_Text">class User extends Entity</text:p>
        <text:p text:style-name="Preformatted_20_Text">{</text:p>
        <text:p text:style-name="Preformatted_20_Text"/>
        <text:p text:style-name="Preformatted_20_Text"><text:s text:c="4"/>// Code from bake.</text:p>
        <text:p text:style-name="Preformatted_20_Text"/>
        <text:p text:style-name="Preformatted_20_Text"><text:s text:c="4"/>// Add this method</text:p>
        <text:p text:style-name="Preformatted_20_Text"><text:s text:c="4"/>protected function _setPassword($value)</text:p>
        <text:p text:style-name="Preformatted_20_Text"><text:s text:c="4"/>{</text:p>
        <text:p text:style-name="Preformatted_20_Text"><text:s text:c="8"/>if (strlen($value)) {</text:p>
        <text:p text:style-name="Preformatted_20_Text"><text:s text:c="12"/>$hasher = new DefaultPasswordHasher();</text:p>
        <text:p text:style-name="Preformatted_20_Text"/>
        <text:p text:style-name="Preformatted_20_Text"><text:s text:c="12"/>return $hasher-&gt;hash($value);</text:p>
        <text:p text:style-name="Preformatted_20_Text"><text:s text:c="8"/>}</text:p>
        <text:p text:style-name="Preformatted_20_Text"><text:s text:c="4"/>}</text:p>
        <text:p text:style-name="P9">}</text:p>
        <text:p text:style-name="Text_20_body">Now, point your browser to <text:span text:style-name="Strong_20_Emphasis">http://localhost:8765/users</text:span> to see a list of users. You can edit the default user that was created during <text:a xlink:type="simple" xlink:href="https://book.cakephp.org/3.0/en/tutorials-and-examples/cms/installation.html" text:style-name="Internet_20_link" text:visited-style-name="Visited_20_Internet_20_Link">Installation</text:a>. If you change that user’s password, you should see a hashed password instead of the original value on the list or view pages. CakePHP hashes passwords with <text:a xlink:type="simple" xlink:href="http://codahale.com/how-to-safely-store-a-password/" text:style-name="Internet_20_link" text:visited-style-name="Visited_20_Internet_20_Link">bcrypt</text:a> by default. You can also use SHA-1 or MD5 if you’re working with an existing database, but we recommend bcrypt for all new applications.</text:p>
        <text:section text:style-name="Sect1" text:name="adding-login">
          <text:h text:style-name="Heading_20_3" text:outline-level="3">Adding Login</text:h>
          <text:p text:style-name="Text_20_body">In CakePHP, authentication is handled by <text:a xlink:type="simple" xlink:href="https://book.cakephp.org/3.0/en/controllers/components.html" text:style-name="Internet_20_link" text:visited-style-name="Visited_20_Internet_20_Link">Components</text:a>. Components can be thought of as ways to create reusable chunks of controller code related to a specific feature or concept. Components can hook into the controller’s event life-cycle and interact with your application that way. To get started, we’ll add the <text:a xlink:type="simple" xlink:href="https://book.cakephp.org/3.0/en/controllers/components/authentication.html" text:style-name="Internet_20_link" text:visited-style-name="Visited_20_Internet_20_Link">AuthComponent</text:a> to our application. We’ll want the create, update and delete methods to require authentication, so we’ll add AuthComponent in our AppController:</text:p>
          <text:p text:style-name="Preformatted_20_Text">// In src/Controller/AppController.php</text:p>
          <text:p text:style-name="Preformatted_20_Text">namespace App\Controller;</text:p>
          <text:p text:style-name="Preformatted_20_Text"/>
          <text:p text:style-name="Preformatted_20_Text">use Cake\Controller\Controller;</text:p>
          <text:p text:style-name="Preformatted_20_Text"/>
          <text:p text:style-name="Preformatted_20_Text">class AppController extends Controller</text:p>
          <text:p text:style-name="Preformatted_20_Text">{</text:p>
          <text:p text:style-name="Preformatted_20_Text"><text:s text:c="4"/>public function initialize()</text:p>
          <text:p text:style-name="Preformatted_20_Text"><text:s text:c="4"/>{</text:p>
          <text:p text:style-name="Preformatted_20_Text"><text:s text:c="8"/>// Existing code</text:p>
          <text:p text:style-name="Preformatted_20_Text"/>
          <text:p text:style-name="Preformatted_20_Text"><text:s text:c="8"/>$this-&gt;loadComponent('Auth', [</text:p>
          <text:p text:style-name="Preformatted_20_Text"><text:soft-page-break/><text:s text:c="12"/>'authenticate' =&gt; [</text:p>
          <text:p text:style-name="Preformatted_20_Text"><text:s text:c="16"/>'Form' =&gt; [</text:p>
          <text:p text:style-name="Preformatted_20_Text"><text:s text:c="20"/>'fields' =&gt; [</text:p>
          <text:p text:style-name="Preformatted_20_Text"><text:s text:c="24"/>'username' =&gt; 'email',</text:p>
          <text:p text:style-name="Preformatted_20_Text"><text:s text:c="24"/>'password' =&gt; 'password'</text:p>
          <text:p text:style-name="Preformatted_20_Text"><text:s text:c="20"/>]</text:p>
          <text:p text:style-name="Preformatted_20_Text"><text:s text:c="16"/>]</text:p>
          <text:p text:style-name="Preformatted_20_Text"><text:s text:c="12"/>],</text:p>
          <text:p text:style-name="Preformatted_20_Text"><text:s text:c="12"/>'loginAction' =&gt; [</text:p>
          <text:p text:style-name="Preformatted_20_Text"><text:s text:c="16"/>'controller' =&gt; 'Users',</text:p>
          <text:p text:style-name="Preformatted_20_Text"><text:s text:c="16"/>'action' =&gt; 'login'</text:p>
          <text:p text:style-name="Preformatted_20_Text"><text:s text:c="12"/>],</text:p>
          <text:p text:style-name="Preformatted_20_Text"><text:s text:c="13"/>// If unauthorized, return them to page they were just on</text:p>
          <text:p text:style-name="Preformatted_20_Text"><text:s text:c="12"/>'unauthorizedRedirect' =&gt; $this-&gt;referer()</text:p>
          <text:p text:style-name="Preformatted_20_Text"><text:s text:c="8"/>]);</text:p>
          <text:p text:style-name="Preformatted_20_Text"/>
          <text:p text:style-name="Preformatted_20_Text"><text:s text:c="8"/>// Allow the display action so our PagesController</text:p>
          <text:p text:style-name="Preformatted_20_Text"><text:s text:c="8"/>// continues to work. Also enable the read only actions.</text:p>
          <text:p text:style-name="Preformatted_20_Text"><text:s text:c="8"/>$this-&gt;Auth-&gt;allow(['display', 'view', 'index']);</text:p>
          <text:p text:style-name="Preformatted_20_Text"><text:s text:c="4"/>}</text:p>
          <text:p text:style-name="P9">}</text:p>
          <text:p text:style-name="Text_20_body">We’ve just told CakePHP that we want to load the <text:span text:style-name="Source_20_Text">Auth</text:span> component. We’ve customized the configuration of AuthComponent, as our users table uses <text:span text:style-name="Source_20_Text">email</text:span> as the username. Now, if you go any protected URL, such as <text:span text:style-name="Source_20_Text">/articles/add</text:span>, you’ll be redirected to <text:span text:style-name="Strong_20_Emphasis">/users/login</text:span>, which will show an error page as we have not written that code yet. So let’s create the login action:</text:p>
          <text:p text:style-name="Preformatted_20_Text">// In src/Controller/UsersController.php</text:p>
          <text:p text:style-name="Preformatted_20_Text">public function login()</text:p>
          <text:p text:style-name="Preformatted_20_Text">{</text:p>
          <text:p text:style-name="Preformatted_20_Text"><text:s text:c="4"/>if ($this-&gt;request-&gt;is('post')) {</text:p>
          <text:p text:style-name="Preformatted_20_Text"><text:s text:c="8"/>$user = $this-&gt;Auth-&gt;identify();</text:p>
          <text:p text:style-name="Preformatted_20_Text"><text:s text:c="8"/>if ($user) {</text:p>
          <text:p text:style-name="Preformatted_20_Text"><text:s text:c="12"/>$this-&gt;Auth-&gt;setUser($user);</text:p>
          <text:p text:style-name="Preformatted_20_Text"><text:s text:c="12"/>return $this-&gt;redirect($this-&gt;Auth-&gt;redirectUrl());</text:p>
          <text:p text:style-name="Preformatted_20_Text"><text:s text:c="8"/>}</text:p>
          <text:p text:style-name="Preformatted_20_Text"><text:s text:c="8"/>$this-&gt;Flash-&gt;error('Your username or password is incorrect.');</text:p>
          <text:p text:style-name="Preformatted_20_Text"><text:s text:c="4"/>}</text:p>
          <text:p text:style-name="P9">}</text:p>
          <text:p text:style-name="Text_20_body">And in <text:span text:style-name="Strong_20_Emphasis">src/Template/Users/login.ctp</text:span> add the following:</text:p>
          <text:p text:style-name="Preformatted_20_Text">&lt;h1&gt;Login&lt;/h1&gt;</text:p>
          <text:p text:style-name="Preformatted_20_Text">&lt;?= $this-&gt;Form-&gt;create() ?&gt;</text:p>
          <text:p text:style-name="Preformatted_20_Text">&lt;?= $this-&gt;Form-&gt;control('email') ?&gt;</text:p>
          <text:p text:style-name="Preformatted_20_Text">&lt;?= $this-&gt;Form-&gt;control('password') ?&gt;</text:p>
          <text:p text:style-name="Preformatted_20_Text">&lt;?= $this-&gt;Form-&gt;button('Login') ?&gt;</text:p>
          <text:p text:style-name="P9">&lt;?= $this-&gt;Form-&gt;end() ?&gt;</text:p>
          <text:p text:style-name="Text_20_body">Now that we have a simple login form, we should be able to log in with one of the users that has a hashed password.</text:p>
          <text:p text:style-name="Text_20_body">If none of your users have hashed passwords, comment the <text:span text:style-name="Source_20_Text">loadComponent('Auth')</text:span> block and <text:span text:style-name="Source_20_Text">$this-&gt;Auth-&gt;allow()</text:span> calls. Then go and edit the user, saving a new password for them. After saving a new password for the user, make sure to uncomment the lines we just temporarily commented!</text:p>
          <text:p text:style-name="Text_20_body"><text:soft-page-break/>Try it out! Before logging in, visit <text:span text:style-name="Source_20_Text">/articles/add</text:span>. Since this action is not allowed, you will be redirected to the login page. After logging in successfully, CakePHP will automatically redirect you back to <text:span text:style-name="Source_20_Text">/articles/add</text:span>.</text:p>
        </text:section>
        <text:section text:style-name="Sect1" text:name="adding-logout">
          <text:h text:style-name="Heading_20_3" text:outline-level="3">Adding Logout</text:h>
          <text:p text:style-name="Text_20_body">Now that people can log in, you’ll probably want to provide a way to log out as well. Again, in the <text:span text:style-name="Source_20_Text">UsersController</text:span>, add the following code:</text:p>
          <text:p text:style-name="Preformatted_20_Text">public function initialize()</text:p>
          <text:p text:style-name="Preformatted_20_Text">{</text:p>
          <text:p text:style-name="Preformatted_20_Text"><text:s text:c="4"/>parent::initialize();</text:p>
          <text:p text:style-name="Preformatted_20_Text"><text:s text:c="4"/>$this-&gt;Auth-&gt;allow(['logout']);</text:p>
          <text:p text:style-name="Preformatted_20_Text">}</text:p>
          <text:p text:style-name="Preformatted_20_Text"/>
          <text:p text:style-name="Preformatted_20_Text">public function logout()</text:p>
          <text:p text:style-name="Preformatted_20_Text">{</text:p>
          <text:p text:style-name="Preformatted_20_Text"><text:s text:c="4"/>$this-&gt;Flash-&gt;success('You are now logged out.');</text:p>
          <text:p text:style-name="Preformatted_20_Text"><text:s text:c="4"/>return $this-&gt;redirect($this-&gt;Auth-&gt;logout());</text:p>
          <text:p text:style-name="P9">}</text:p>
          <text:p text:style-name="Text_20_body">This code adds the <text:span text:style-name="Source_20_Text">logout</text:span> action to the list of actions that do not require authentication and implements the logout method. Now you can visit <text:span text:style-name="Source_20_Text">/users/logout</text:span> to log out. You should then be sent to the login page.</text:p>
        </text:section>
        <text:section text:style-name="Sect1" text:name="enabling-registrations">
          <text:h text:style-name="Heading_20_3" text:outline-level="3">Enabling Registrations</text:h>
          <text:p text:style-name="Text_20_body">If you aren’t logged in and you try to visit <text:span text:style-name="Strong_20_Emphasis">/users/add</text:span> you will be redirected to the login page. We should fix that as we want to allow people to sign up for our application. In the <text:span text:style-name="Source_20_Text">UsersController</text:span> add the following:</text:p>
          <text:p text:style-name="Preformatted_20_Text">public function initialize()</text:p>
          <text:p text:style-name="Preformatted_20_Text">{</text:p>
          <text:p text:style-name="Preformatted_20_Text"><text:s text:c="4"/>parent::initialize();</text:p>
          <text:p text:style-name="Preformatted_20_Text"><text:s text:c="4"/>// Add the 'add' action to the allowed actions list.</text:p>
          <text:p text:style-name="Preformatted_20_Text"><text:s text:c="4"/>$this-&gt;Auth-&gt;allow(['logout', 'add']);</text:p>
          <text:p text:style-name="P9">}</text:p>
          <text:p text:style-name="Text_20_body">The above tells <text:span text:style-name="Source_20_Text">AuthComponent</text:span> that the <text:span text:style-name="Source_20_Text">add()</text:span> action of the <text:span text:style-name="Source_20_Text">UsersController</text:span> does <text:span text:style-name="Emphasis">not</text:span> require authentication or authorization. You may want to take the time to clean up the <text:span text:style-name="Strong_20_Emphasis">Users/add.ctp</text:span> and remove the misleading links, or continue on to the next section. We won’t be building out user editing, viewing or listing in this tutorial, but that is an exercise you can complete on your own.</text:p>
        </text:section>
        <text:section text:style-name="Sect1" text:name="restricting-article-access">
          <text:h text:style-name="Heading_20_3" text:outline-level="3">Restricting Article Access</text:h>
          <text:p text:style-name="Text_20_body">Now that users can log in, we’ll want to limit users to only edit articles that they created. We’ll do this using an ‘authorization’ adapter. Since our requirements are basic, we can use a controller hook method in our <text:span text:style-name="Source_20_Text">ArticlesController</text:span>. But before we do that, we’ll want to tell the <text:span text:style-name="Source_20_Text">AuthComponent</text:span> how our application is going to authorize actions. Update your <text:span text:style-name="Source_20_Text">AppController</text:span> adding the following:</text:p>
          <text:p text:style-name="Preformatted_20_Text">public function isAuthorized($user)</text:p>
          <text:p text:style-name="Preformatted_20_Text"><text:soft-page-break/>{</text:p>
          <text:p text:style-name="Preformatted_20_Text"><text:s text:c="4"/>// By default deny access.</text:p>
          <text:p text:style-name="Preformatted_20_Text"><text:s text:c="4"/>return false;</text:p>
          <text:p text:style-name="P9">}</text:p>
          <text:p text:style-name="Text_20_body">Next we’ll tell <text:span text:style-name="Source_20_Text">AuthComponent</text:span> that we want to use controller hook methods for authorization. Your <text:span text:style-name="Source_20_Text">AppController::initialize()</text:span> method should now look like:</text:p>
          <text:p text:style-name="Preformatted_20_Text">public function initialize()</text:p>
          <text:p text:style-name="Preformatted_20_Text">{</text:p>
          <text:p text:style-name="Preformatted_20_Text"><text:s text:c="4"/>// Existing code</text:p>
          <text:p text:style-name="Preformatted_20_Text"/>
          <text:p text:style-name="Preformatted_20_Text"><text:s text:c="4"/>$this-&gt;loadComponent('Flash');</text:p>
          <text:p text:style-name="Preformatted_20_Text"><text:s text:c="4"/>$this-&gt;loadComponent('Auth', [</text:p>
          <text:p text:style-name="Preformatted_20_Text"><text:s text:c="8"/>// Added this line</text:p>
          <text:p text:style-name="Preformatted_20_Text"><text:s text:c="8"/>'authorize'=&gt; 'Controller',</text:p>
          <text:p text:style-name="Preformatted_20_Text"><text:s text:c="8"/>'authenticate' =&gt; [</text:p>
          <text:p text:style-name="Preformatted_20_Text"><text:s text:c="12"/>'Form' =&gt; [</text:p>
          <text:p text:style-name="Preformatted_20_Text"><text:s text:c="16"/>'fields' =&gt; [</text:p>
          <text:p text:style-name="Preformatted_20_Text"><text:s text:c="20"/>'username' =&gt; 'email',</text:p>
          <text:p text:style-name="Preformatted_20_Text"><text:s text:c="20"/>'password' =&gt; 'password'</text:p>
          <text:p text:style-name="Preformatted_20_Text"><text:s text:c="16"/>]</text:p>
          <text:p text:style-name="Preformatted_20_Text"><text:s text:c="12"/>]</text:p>
          <text:p text:style-name="Preformatted_20_Text"><text:s text:c="8"/>],</text:p>
          <text:p text:style-name="Preformatted_20_Text"><text:s text:c="8"/>'loginAction' =&gt; [</text:p>
          <text:p text:style-name="Preformatted_20_Text"><text:s text:c="12"/>'controller' =&gt; 'Users',</text:p>
          <text:p text:style-name="Preformatted_20_Text"><text:s text:c="12"/>'action' =&gt; 'login'</text:p>
          <text:p text:style-name="Preformatted_20_Text"><text:s text:c="8"/>],</text:p>
          <text:p text:style-name="Preformatted_20_Text"><text:s text:c="9"/>// If unauthorized, return them to page they were just on</text:p>
          <text:p text:style-name="Preformatted_20_Text"><text:s text:c="8"/>'unauthorizedRedirect' =&gt; $this-&gt;referer()</text:p>
          <text:p text:style-name="Preformatted_20_Text"><text:s text:c="4"/>]);</text:p>
          <text:p text:style-name="Preformatted_20_Text"/>
          <text:p text:style-name="Preformatted_20_Text"><text:s text:c="4"/>// Allow the display action so our pages controller</text:p>
          <text:p text:style-name="Preformatted_20_Text"><text:s text:c="4"/>// continues to work. Also enable the read only actions.</text:p>
          <text:p text:style-name="Preformatted_20_Text"><text:s text:c="4"/>$this-&gt;Auth-&gt;allow(['display', 'view', 'index']);</text:p>
          <text:p text:style-name="P9">}</text:p>
          <text:p text:style-name="Text_20_body">We’ll default to denying access, and incrementally grant access where it makes sense. First, we’ll add the authorization logic for articles. In your <text:span text:style-name="Source_20_Text">ArticlesController</text:span> add the following:</text:p>
          <text:p text:style-name="Preformatted_20_Text">public function isAuthorized($user)</text:p>
          <text:p text:style-name="Preformatted_20_Text">{</text:p>
          <text:p text:style-name="Preformatted_20_Text"><text:s text:c="4"/>$action = $this-&gt;request-&gt;getParam('action');</text:p>
          <text:p text:style-name="Preformatted_20_Text"><text:s text:c="4"/>// The add and tags actions are always allowed to logged in users.</text:p>
          <text:p text:style-name="Preformatted_20_Text"><text:s text:c="4"/>if (in_array($action, ['add', 'tags'])) {</text:p>
          <text:p text:style-name="Preformatted_20_Text"><text:s text:c="8"/>return true;</text:p>
          <text:p text:style-name="Preformatted_20_Text"><text:s text:c="4"/>}</text:p>
          <text:p text:style-name="Preformatted_20_Text"/>
          <text:p text:style-name="Preformatted_20_Text"><text:s text:c="4"/>// All other actions require a slug.</text:p>
          <text:p text:style-name="Preformatted_20_Text"><text:s text:c="4"/>$slug = $this-&gt;request-&gt;getParam('pass.0');</text:p>
          <text:p text:style-name="Preformatted_20_Text"><text:s text:c="4"/>if (!$slug) {</text:p>
          <text:p text:style-name="Preformatted_20_Text"><text:s text:c="8"/>return false;</text:p>
          <text:p text:style-name="Preformatted_20_Text"><text:s text:c="4"/>}</text:p>
          <text:p text:style-name="Preformatted_20_Text"/>
          <text:p text:style-name="Preformatted_20_Text"><text:s text:c="4"/>// Check that the article belongs to the current user.</text:p>
          <text:p text:style-name="Preformatted_20_Text"><text:s text:c="4"/>$article = $this-&gt;Articles-&gt;findBySlug($slug)-&gt;first();</text:p>
          <text:p text:style-name="Preformatted_20_Text"/>
          <text:p text:style-name="Preformatted_20_Text"><text:s text:c="4"/>return $article-&gt;user_id === $user['id'];</text:p>
          <text:p text:style-name="P9">}</text:p>
          <text:p text:style-name="Text_20_body"><text:soft-page-break/>Now if you try to edit or delete an article that does not belong to you, you should be redirected back to the page you came from. If no error message is displayed, add the following to your layout:</text:p>
          <text:p text:style-name="Preformatted_20_Text">// In src/Template/Layout/default.ctp</text:p>
          <text:p text:style-name="P9">&lt;?= $this-&gt;Flash-&gt;render() ?&gt;</text:p>
          <text:p text:style-name="Text_20_body">Next you should add the <text:span text:style-name="Source_20_Text">tags</text:span> action to the actions allowed for unauthenticated users, by adding the following to <text:span text:style-name="Source_20_Text">initialize()</text:span> in <text:span text:style-name="Strong_20_Emphasis">src/Controller/ArticlesController.php</text:span>:</text:p>
          <text:p text:style-name="P9">$this-&gt;Auth-&gt;allow(['tags']);</text:p>
          <text:p text:style-name="Text_20_body">While the above is fairly simplistic it illustrates how you could build more complex logic that combines the current user and request data to build flexible authorization logic.</text:p>
        </text:section>
        <text:section text:style-name="Sect1" text:name="fixing-the-add-edit-actions">
          <text:h text:style-name="Heading_20_3" text:outline-level="3">Fixing the Add &amp; Edit Actions</text:h>
          <text:p text:style-name="Text_20_body">While we’ve blocked access to the edit action, we’re still open to users changing the <text:span text:style-name="Source_20_Text">user_id</text:span> attribute of articles during edit. We will solve these problems next. First up is the <text:span text:style-name="Source_20_Text">add</text:span> action.</text:p>
          <text:p text:style-name="Text_20_body">When creating articles, we want to fix the <text:span text:style-name="Source_20_Text">user_id</text:span> to be the currently logged in user. Replace your add action with the following:</text:p>
          <text:p text:style-name="Preformatted_20_Text">// in src/Controller/ArticlesController.php</text:p>
          <text:p text:style-name="Preformatted_20_Text"/>
          <text:p text:style-name="Preformatted_20_Text">public function add()</text:p>
          <text:p text:style-name="Preformatted_20_Text">{</text:p>
          <text:p text:style-name="Preformatted_20_Text"><text:s text:c="4"/>$article = $this-&gt;Articles-&gt;newEntity();</text:p>
          <text:p text:style-name="Preformatted_20_Text"><text:s text:c="4"/>if ($this-&gt;request-&gt;is('post')) {</text:p>
          <text:p text:style-name="Preformatted_20_Text"><text:s text:c="8"/>$article = $this-&gt;Articles-&gt;patchEntity($article, $this-&gt;request-&gt;getData());</text:p>
          <text:p text:style-name="Preformatted_20_Text"/>
          <text:p text:style-name="Preformatted_20_Text"><text:s text:c="8"/>// Changed: Set the user_id from the session.</text:p>
          <text:p text:style-name="Preformatted_20_Text"><text:s text:c="8"/>$article-&gt;user_id = $this-&gt;Auth-&gt;user('id');</text:p>
          <text:p text:style-name="Preformatted_20_Text"/>
          <text:p text:style-name="Preformatted_20_Text"><text:s text:c="8"/>if ($this-&gt;Articles-&gt;save($article)) {</text:p>
          <text:p text:style-name="Preformatted_20_Text"><text:s text:c="12"/>$this-&gt;Flash-&gt;success(__('Your article has been saved.'));</text:p>
          <text:p text:style-name="Preformatted_20_Text"><text:s text:c="12"/>return $this-&gt;redirect(['action' =&gt; 'index']);</text:p>
          <text:p text:style-name="Preformatted_20_Text"><text:s text:c="8"/>}</text:p>
          <text:p text:style-name="Preformatted_20_Text"><text:s text:c="8"/>$this-&gt;Flash-&gt;error(__('Unable to add your article.'));</text:p>
          <text:p text:style-name="Preformatted_20_Text"><text:s text:c="4"/>}</text:p>
          <text:p text:style-name="Preformatted_20_Text"><text:s text:c="4"/>$this-&gt;set('article', $article);</text:p>
          <text:p text:style-name="P9">}</text:p>
          <text:p text:style-name="Text_20_body">Next we’ll update the <text:span text:style-name="Source_20_Text">edit</text:span> action. Replace the edit method with the following:</text:p>
          <text:p text:style-name="Preformatted_20_Text">// in src/Controller/ArticlesController.php</text:p>
          <text:p text:style-name="Preformatted_20_Text"/>
          <text:p text:style-name="Preformatted_20_Text">public function edit($slug)</text:p>
          <text:p text:style-name="Preformatted_20_Text">{</text:p>
          <text:p text:style-name="Preformatted_20_Text"><text:s text:c="4"/>$article = $this-&gt;Articles</text:p>
          <text:p text:style-name="Preformatted_20_Text"><text:s text:c="8"/>-&gt;findBySlug($slug)</text:p>
          <text:p text:style-name="Preformatted_20_Text"><text:s text:c="8"/>-&gt;contain('Tags') // load associated Tags</text:p>
          <text:p text:style-name="Preformatted_20_Text"><text:s text:c="8"/>-&gt;firstOrFail();</text:p>
          <text:p text:style-name="Preformatted_20_Text"/>
          <text:p text:style-name="Preformatted_20_Text"><text:s text:c="4"/>if ($this-&gt;request-&gt;is(['post', 'put'])) {</text:p>
          <text:p text:style-name="Preformatted_20_Text"><text:s text:c="8"/>$this-&gt;Articles-&gt;patchEntity($article, $this-&gt;request-&gt;getData(), [</text:p>
          <text:p text:style-name="Preformatted_20_Text"><text:soft-page-break/><text:s text:c="12"/>// Added: Disable modification of user_id.</text:p>
          <text:p text:style-name="Preformatted_20_Text"><text:s text:c="12"/>'accessibleFields' =&gt; ['user_id' =&gt; false]</text:p>
          <text:p text:style-name="Preformatted_20_Text"><text:s text:c="8"/>]);</text:p>
          <text:p text:style-name="Preformatted_20_Text"><text:s text:c="8"/>if ($this-&gt;Articles-&gt;save($article)) {</text:p>
          <text:p text:style-name="Preformatted_20_Text"><text:s text:c="12"/>$this-&gt;Flash-&gt;success(__('Your article has been updated.'));</text:p>
          <text:p text:style-name="Preformatted_20_Text"><text:s text:c="12"/>return $this-&gt;redirect(['action' =&gt; 'index']);</text:p>
          <text:p text:style-name="Preformatted_20_Text"><text:s text:c="8"/>}</text:p>
          <text:p text:style-name="Preformatted_20_Text"><text:s text:c="8"/>$this-&gt;Flash-&gt;error(__('Unable to update your article.'));</text:p>
          <text:p text:style-name="Preformatted_20_Text"><text:s text:c="4"/>}</text:p>
          <text:p text:style-name="Preformatted_20_Text"><text:s text:c="4"/>$this-&gt;set('article', $article);</text:p>
          <text:p text:style-name="P9">}</text:p>
          <text:p text:style-name="Text_20_body">Here we’re modifying which properties can be mass-assigned, via the options for <text:span text:style-name="Source_20_Text">patchEntity()</text:span>. See the <text:a xlink:type="simple" xlink:href="https://book.cakephp.org/3.0/en/orm/saving-data.html#changing-accessible-fields" text:style-name="Internet_20_link" text:visited-style-name="Visited_20_Internet_20_Link">Changing Accessible Fields</text:a> section for more information. Remember to remove the <text:span text:style-name="Source_20_Text">user_id</text:span> control from <text:span text:style-name="Strong_20_Emphasis">src/Template/Articles/edit.ctp</text:span> as we no longer need it.</text:p>
        </text:section>
        <text:section text:style-name="Sect1" text:name="wrapping-up">
          <text:h text:style-name="Heading_20_3" text:outline-level="3">Wrapping Up</text:h>
          <text:p text:style-name="Text_20_body">We’ve built a simple CMS application that allows users to login, post articles, tag them, explore posted articles by tag, and applied basic access control to articles. We’ve also added some nice UX improvements by leveraging the FormHelper and ORM capabilities.</text:p>
          <text:p text:style-name="Text_20_body">Thank you for taking the time to explore CakePHP. Next, you should learn more about the <text:a xlink:type="simple" xlink:href="https://book.cakephp.org/3.0/en/orm.html" text:style-name="Internet_20_link" text:visited-style-name="Visited_20_Internet_20_Link">Database Access &amp; ORM</text:a>, or you peruse the <text:a xlink:type="simple" xlink:href="https://book.cakephp.org/3.0/en/topics.html" text:style-name="Internet_20_link" text:visited-style-name="Visited_20_Internet_20_Link">Using CakePHP</text:a>.</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15:25:36.224352367</meta:creation-date>
    <dc:date>2018-04-11T15:27:30.367392997</dc:date>
    <meta:editing-duration>PT1M52S</meta:editing-duration>
    <meta:editing-cycles>4</meta:editing-cycles>
    <meta:generator>LibreOffice/5.1.6.2$Linux_X86_64 LibreOffice_project/10m0$Build-2</meta:generator>
    <meta:document-statistic meta:table-count="0" meta:image-count="0" meta:object-count="0" meta:page-count="28" meta:paragraph-count="878" meta:word-count="7175" meta:character-count="52158" meta:non-whitespace-character-count="42735"/>
  </office:meta>
</office:document-meta>
</file>